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22.754cm" fo:margin-left="0.002cm" fo:margin-top="0cm" fo:margin-bottom="0cm" table:align="left" style:writing-mode="page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1.586cm"/>
    </style:style>
    <style:style style:name="Tableau1.C" style:family="table-column">
      <style:table-column-properties style:column-width="0.884cm"/>
    </style:style>
    <style:style style:name="Tableau1.D" style:family="table-column">
      <style:table-column-properties style:column-width="1.235cm"/>
    </style:style>
    <style:style style:name="Tableau1.E" style:family="table-column">
      <style:table-column-properties style:column-width="1.058cm"/>
    </style:style>
    <style:style style:name="Tableau1.F" style:family="table-column">
      <style:table-column-properties style:column-width="3.173cm"/>
    </style:style>
    <style:style style:name="Tableau1.G" style:family="table-column">
      <style:table-column-properties style:column-width="2.117cm"/>
    </style:style>
    <style:style style:name="Tableau1.K" style:family="table-column">
      <style:table-column-properties style:column-width="1.236cm"/>
    </style:style>
    <style:style style:name="Tableau1.L" style:family="table-column">
      <style:table-column-properties style:column-width="2.468cm"/>
    </style:style>
    <style:style style:name="Tableau1.N" style:family="table-column">
      <style:table-column-properties style:column-width="3.1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1f4e79" fo:padding-left="0.176cm" fo:padding-right="0.176cm" fo:padding-top="0.106cm" fo:padding-bottom="0.106cm" fo:border="0.1pt solid #aaaaaa">
        <style:background-image/>
      </style:table-cell-properties>
    </style:style>
    <style:style style:name="Tableau1.A2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3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4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5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6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7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8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9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10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1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1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1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1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1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1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1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1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1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1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1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1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11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1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12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12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12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12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12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12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12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12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12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12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12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12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12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12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1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1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1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1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1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1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1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1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1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1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1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1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13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1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1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1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1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1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1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1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1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1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1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1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1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1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14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1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1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1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1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1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1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1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1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1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1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1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1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1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15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1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16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1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1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1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1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1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1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1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1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1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1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1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1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17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1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1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1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1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1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1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1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1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1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1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1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1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1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18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1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1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1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1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1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1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1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1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1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1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1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1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1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19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1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2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2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2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2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2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2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2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2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2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2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2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2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20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2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21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2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2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2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2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2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2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2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2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2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2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2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2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22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2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2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2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2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2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2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2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2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2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2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2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2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2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23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2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2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2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2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2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2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2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2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2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2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2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2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2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24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2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2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2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2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2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2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2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2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2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2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2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2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2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25" style:family="table-cell">
      <style:table-cell-properties fo:background-color="#fff9c4" fo:padding-left="0.176cm" fo:padding-right="0.176cm" fo:padding-top="0.106cm" fo:padding-bottom="0.106cm" fo:border="0.1pt solid #aaaaaa">
        <style:background-image/>
      </style:table-cell-properties>
    </style:style>
    <style:style style:name="Tableau1.N2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26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2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2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2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2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2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2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2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2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2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2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2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2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27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2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2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2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2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2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2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2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2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2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2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2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2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2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28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2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2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2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2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2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2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2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2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2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2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2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2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2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29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2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3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3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3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3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3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3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3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3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3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3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3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3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30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3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3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3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3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3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3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3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3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3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3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3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3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3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31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3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32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3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3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3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3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3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3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3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3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3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3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3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3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33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3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3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3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3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3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3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3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3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3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3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3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3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3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34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3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35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3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3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3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3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3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3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3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3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3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3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3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3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36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3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3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3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3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3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3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3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3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3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3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3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3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3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37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3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3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3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3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3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3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3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3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3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3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3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3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3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38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3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3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3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3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3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3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3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3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3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3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3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3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3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39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3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4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4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4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4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4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4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4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4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4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4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4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4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40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4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4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4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4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4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4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4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4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4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4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4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4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4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41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4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4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4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4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4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4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4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4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4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4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4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4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4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42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4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4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4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4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4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4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4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4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4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4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4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4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4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43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4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4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4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4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4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4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4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4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4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4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4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4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4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44" style:family="table-cell">
      <style:table-cell-properties fo:background-color="#fff9c4" fo:padding-left="0.176cm" fo:padding-right="0.176cm" fo:padding-top="0.106cm" fo:padding-bottom="0.106cm" fo:border="0.1pt solid #aaaaaa">
        <style:background-image/>
      </style:table-cell-properties>
    </style:style>
    <style:style style:name="Tableau1.N4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45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4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4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4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4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4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4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4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4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4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4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4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4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46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4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4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4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4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4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4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4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4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4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4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4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4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4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47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4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4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4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4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4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4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4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4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4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4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4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4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4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48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4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4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4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4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4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4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4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4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4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4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4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4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4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49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4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5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5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5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5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5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5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5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5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5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5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5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5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50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5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5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5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5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5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5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5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5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5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5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5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5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5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51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5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52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5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5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5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5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5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5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5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5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5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5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5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5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53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5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5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5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5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5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5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5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5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5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5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5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5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5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54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5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5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5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5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5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5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5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5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5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5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5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5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5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55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5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5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5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5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5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5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5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5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5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5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5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5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5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56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5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5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5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5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5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5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5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5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5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5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5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5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5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57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5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5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5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5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5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5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5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5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5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5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5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5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5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58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5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5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5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5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5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5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5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5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5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5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5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5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5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59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5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6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6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6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6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6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6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6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6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6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6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6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6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60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6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61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6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6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6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6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6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6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6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6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6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6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6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6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62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6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6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6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6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6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6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6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6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6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6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6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6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6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63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6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64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6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6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6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6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6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6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6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6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6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6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6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6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65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6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6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6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6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6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6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6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6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6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6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6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6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6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66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6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6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6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6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6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6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6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6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6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6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6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6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6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67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67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6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6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6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6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6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6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6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6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6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6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6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6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68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68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69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7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7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7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7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7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7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7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7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7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7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7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7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70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7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7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7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7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7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7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7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7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7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7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7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7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7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71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7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7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7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7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7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7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7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7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7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7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7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7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7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72" style:family="table-cell">
      <style:table-cell-properties fo:background-color="#fff9c4" fo:padding-left="0.176cm" fo:padding-right="0.176cm" fo:padding-top="0.106cm" fo:padding-bottom="0.106cm" fo:border="0.1pt solid #aaaaaa">
        <style:background-image/>
      </style:table-cell-properties>
    </style:style>
    <style:style style:name="Tableau1.N7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7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7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7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7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7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7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7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7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7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7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7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7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73" style:family="table-cell">
      <style:table-cell-properties fo:background-color="#fff9c4" fo:padding-left="0.176cm" fo:padding-right="0.176cm" fo:padding-top="0.106cm" fo:padding-bottom="0.106cm" fo:border="0.1pt solid #aaaaaa">
        <style:background-image/>
      </style:table-cell-properties>
    </style:style>
    <style:style style:name="Tableau1.N7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7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7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7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7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7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7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7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7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7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7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7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7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74" style:family="table-cell">
      <style:table-cell-properties fo:background-color="#fff9c4" fo:padding-left="0.176cm" fo:padding-right="0.176cm" fo:padding-top="0.106cm" fo:padding-bottom="0.106cm" fo:border="0.1pt solid #aaaaaa">
        <style:background-image/>
      </style:table-cell-properties>
    </style:style>
    <style:style style:name="Tableau1.N7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7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7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7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7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7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7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7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7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7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7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7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7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75" style:family="table-cell">
      <style:table-cell-properties fo:background-color="#fff9c4" fo:padding-left="0.176cm" fo:padding-right="0.176cm" fo:padding-top="0.106cm" fo:padding-bottom="0.106cm" fo:border="0.1pt solid #aaaaaa">
        <style:background-image/>
      </style:table-cell-properties>
    </style:style>
    <style:style style:name="Tableau1.N7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7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7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7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7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7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7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7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7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7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7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7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7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76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7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7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7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7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7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7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7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7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7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7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7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7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7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77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7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78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7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7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7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7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7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7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7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7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7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7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7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7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79" style:family="table-cell">
      <style:table-cell-properties fo:background-color="#fff9c4" fo:padding-left="0.176cm" fo:padding-right="0.176cm" fo:padding-top="0.106cm" fo:padding-bottom="0.106cm" fo:border="0.1pt solid #aaaaaa">
        <style:background-image/>
      </style:table-cell-properties>
    </style:style>
    <style:style style:name="Tableau1.N79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8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8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8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8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8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8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8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8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8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8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8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8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80" style:family="table-cell">
      <style:table-cell-properties fo:background-color="#fff9c4" fo:padding-left="0.176cm" fo:padding-right="0.176cm" fo:padding-top="0.106cm" fo:padding-bottom="0.106cm" fo:border="0.1pt solid #aaaaaa">
        <style:background-image/>
      </style:table-cell-properties>
    </style:style>
    <style:style style:name="Tableau1.N80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8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8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8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8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8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8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8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8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8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8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8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8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81" style:family="table-cell">
      <style:table-cell-properties fo:background-color="#fff9c4" fo:padding-left="0.176cm" fo:padding-right="0.176cm" fo:padding-top="0.106cm" fo:padding-bottom="0.106cm" fo:border="0.1pt solid #aaaaaa">
        <style:background-image/>
      </style:table-cell-properties>
    </style:style>
    <style:style style:name="Tableau1.N81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82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1.A8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8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8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8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8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8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8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8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8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8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8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8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83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83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8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8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8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8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8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8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8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8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8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8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8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8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84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84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A8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B8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C8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D8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E8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F8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G8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H8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I8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J8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K8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L8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M85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85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1.A8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B8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C8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D8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E8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F8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G8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H8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I8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J8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K8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L8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.M86" style:family="table-cell">
      <style:table-cell-properties fo:background-color="#e8f5e9" fo:padding-left="0.176cm" fo:padding-right="0.176cm" fo:padding-top="0.106cm" fo:padding-bottom="0.106cm" fo:border="0.1pt solid #aaaaaa">
        <style:background-image/>
      </style:table-cell-properties>
    </style:style>
    <style:style style:name="Tableau1.N86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2" style:family="table">
      <style:table-properties style:width="15.522cm" fo:margin-left="0.002cm" fo:margin-top="0cm" fo:margin-bottom="0cm" table:align="left" style:writing-mode="page"/>
    </style:style>
    <style:style style:name="Tableau2.A" style:family="table-column">
      <style:table-column-properties style:column-width="2.82cm"/>
    </style:style>
    <style:style style:name="Tableau2.B" style:family="table-column">
      <style:table-column-properties style:column-width="12.70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1f4e79" fo:padding-left="0.176cm" fo:padding-right="0.176cm" fo:padding-top="0.106cm" fo:padding-bottom="0.106cm" fo:border="0.1pt solid #aaaaaa">
        <style:background-image/>
      </style:table-cell-properties>
    </style:style>
    <style:style style:name="Tableau2.A2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2.A3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2.A4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2.A5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2.A6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6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2.A7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7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2.A8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8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2.A9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9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2.A10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10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2.A11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11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2.A12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12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2.A13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13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2.A14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14" style:family="table-cell">
      <style:table-cell-properties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2.A15" style:family="table-cell">
      <style:table-cell-properties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2.B15" style:family="table-cell">
      <style:table-cell-properties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P1" style:family="paragraph" style:parent-style-name="Standard">
      <style:paragraph-properties fo:margin-top="0cm" fo:margin-bottom="0.141cm" style:contextual-spacing="false"/>
      <style:text-properties fo:color="#1f4e79" loext:opacity="100%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cm" fo:margin-bottom="0.106cm" style:contextual-spacing="false"/>
      <style:text-properties fo:color="#555555" loext:opacity="100%" fo:font-size="10pt" style:font-size-asian="10pt" style:font-size-complex="10pt"/>
    </style:style>
    <style:style style:name="P3" style:family="paragraph" style:parent-style-name="Standard">
      <style:paragraph-properties fo:margin-top="0cm" fo:margin-bottom="0.106cm" style:contextual-spacing="false"/>
      <style:text-properties fo:color="#777777" loext:opacity="100%" fo:font-size="9pt" style:font-size-asian="9pt" style:font-size-complex="9pt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2e75b6"/>
    </style:style>
    <style:style style:name="P5" style:family="paragraph" style:parent-style-name="Standard">
      <style:paragraph-properties fo:margin-top="0.212cm" fo:margin-bottom="0.106cm" style:contextual-spacing="false"/>
      <style:text-properties fo:color="#2e75b6" loext:opacity="100%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.141cm" style:contextual-spacing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left" style:justify-single-word="false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text-properties fo:color="#1f4e79" loext:opacity="100%"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text-properties fo:color="#000000" loext:opacity="100%" fo:font-size="7pt" style:font-size-asian="7pt" style:font-size-complex="7pt"/>
    </style:style>
    <style:style style:name="P10" style:family="paragraph" style:parent-style-name="Standard">
      <style:text-properties fo:color="#1b5e20" loext:opacity="100%" fo:font-size="7pt" style:font-size-asian="7pt" style:font-size-complex="7pt"/>
    </style:style>
    <style:style style:name="P11" style:family="paragraph" style:parent-style-name="Standard">
      <style:text-properties fo:color="#5d4037" loext:opacity="100%" fo:font-size="7pt" style:font-size-asian="7pt" style:font-size-complex="7pt"/>
    </style:style>
    <style:style style:name="P12" style:family="paragraph" style:parent-style-name="Standard">
      <style:paragraph-properties fo:break-before="page"/>
      <style:text-properties fo:color="#1f4e79" loext:opacity="100%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top="0.071cm" fo:margin-bottom="0.141cm" style:contextual-spacing="false"/>
      <style:text-properties fo:color="#555555" loext:opacity="100%" fo:font-size="9pt" style:font-size-asian="9pt" style:font-size-complex="9pt"/>
    </style:style>
    <style:style style:name="P14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top="0.071cm" fo:margin-bottom="0.071cm" style:contextual-spacing="false"/>
      <style:text-properties fo:font-size="9pt" style:font-size-asian="9pt" style:font-size-complex="9pt"/>
    </style:style>
    <style:style style:name="P16" style:family="paragraph" style:parent-style-name="Standard">
      <style:paragraph-properties fo:margin-top="0.071cm" fo:margin-bottom="0.071cm" style:contextual-spacing="false"/>
    </style:style>
    <style:style style:name="P17" style:family="paragraph" style:parent-style-name="Standard">
      <style:paragraph-properties fo:margin-top="0.212cm" fo:margin-bottom="0cm" style:contextual-spacing="false"/>
      <style:text-properties fo:color="#cc0000" loext:opacity="100%" fo:font-size="8pt" style:font-size-asian="8pt" style:font-size-complex="8pt"/>
    </style:style>
    <style:style style:name="T1" style:family="text">
      <style:text-properties fo:color="#000000" loext:opacity="100%"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RZ — Table D — Catalogue des commandes STT</text:p>
      <text:p text:style-name="P2">Version consolidée V1+V2 — Avril 2026 — Vincent Philippe</text:p>
      <text:p text:style-name="P3">Source : rz_build_system.py → stt_catalog.json → rz_stt_handler.sh</text:p>
      <text:p text:style-name="P4"/>
      <text:p text:style-name="P5">Table D — Commandes</text:p>
      <text:p text:style-name="P6">Statut: OK = validé (fond vert) | Pro = proposé/partiel (fond jaune) | [calculé] = valeur extraite du discour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E"/>
        <table:table-column table:style-name="Tableau1.D"/>
        <table:table-column table:style-name="Tableau1.E"/>
        <table:table-column table:style-name="Tableau1.K"/>
        <table:table-column table:style-name="Tableau1.L"/>
        <table:table-column table:style-name="Tableau1.C"/>
        <table:table-column table:style-name="Tableau1.N"/>
        <table:table-header-rows>
          <table:table-row table:style-name="Tableau1.1">
            <table:table-cell table:style-name="Tableau1.A1" office:value-type="string">
              <text:p text:style-name="P7">ID</text:p>
            </table:table-cell>
            <table:table-cell table:style-name="Tableau1.A1" office:value-type="string">
              <text:p text:style-name="P7">Traitement</text:p>
            </table:table-cell>
            <table:table-cell table:style-name="Tableau1.A1" office:value-type="string">
              <text:p text:style-name="P7">CAT</text:p>
            </table:table-cell>
            <table:table-cell table:style-name="Tableau1.A1" office:value-type="string">
              <text:p text:style-name="P7">Dest.</text:p>
            </table:table-cell>
            <table:table-cell table:style-name="Tableau1.A1" office:value-type="string">
              <text:p text:style-name="P7">Moteur</text:p>
            </table:table-cell>
            <table:table-cell table:style-name="Tableau1.A1" office:value-type="string">
              <text:p text:style-name="P7">Alias (mots-clés)</text:p>
            </table:table-cell>
            <table:table-cell table:style-name="Tableau1.A1" office:value-type="string">
              <text:p text:style-name="P7">ID_fils</text:p>
            </table:table-cell>
            <table:table-cell table:style-name="Tableau1.A1" office:value-type="string">
              <text:p text:style-name="P7">VAR</text:p>
            </table:table-cell>
            <table:table-cell table:style-name="Tableau1.A1" office:value-type="string">
              <text:p text:style-name="P7">PROP</text:p>
            </table:table-cell>
            <table:table-cell table:style-name="Tableau1.A1" office:value-type="string">
              <text:p text:style-name="P7">INST</text:p>
            </table:table-cell>
            <table:table-cell table:style-name="Tableau1.A1" office:value-type="string">
              <text:p text:style-name="P7">VALEUR</text:p>
            </table:table-cell>
            <table:table-cell table:style-name="Tableau1.A1" office:value-type="string">
              <text:p text:style-name="P7">Alias-TTS</text:p>
            </table:table-cell>
            <table:table-cell table:style-name="Tableau1.A1" office:value-type="string">
              <text:p text:style-name="P7">Statut</text:p>
            </table:table-cell>
            <table:table-cell table:style-name="Tableau1.A1" office:value-type="string">
              <text:p text:style-name="P7">Note Technique</text:p>
            </table:table-cell>
          </table:table-row>
        </table:table-header-rows>
        <table:table-row table:style-name="Tableau1.1">
          <table:table-cell table:style-name="Tableau1.A2" table:number-columns-spanned="14" office:value-type="string">
            <text:p text:style-name="P8">■ URGENCE — priorité absolue (traité même modeRZ=0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URGENCY_STOP</text:p>
          </table:table-cell>
          <table:table-cell table:style-name="Tableau1.B3" office:value-type="string">
            <text:p text:style-name="P9">SIMPLE</text:p>
          </table:table-cell>
          <table:table-cell table:style-name="Tableau1.C3" office:value-type="string">
            <text:p text:style-name="P9">V</text:p>
          </table:table-cell>
          <table:table-cell table:style-name="Tableau1.D3" office:value-type="string">
            <text:p text:style-name="P9">A</text:p>
          </table:table-cell>
          <table:table-cell table:style-name="Tableau1.E3" office:value-type="string">
            <text:p text:style-name="P9">0</text:p>
          </table:table-cell>
          <table:table-cell table:style-name="Tableau1.F3" office:value-type="string">
            <text:p text:style-name="P9">stop, arrête tout, urgence, freine</text:p>
          </table:table-cell>
          <table:table-cell table:style-name="Tableau1.G3" office:value-type="string">
            <text:p text:style-name="Standard"/>
          </table:table-cell>
          <table:table-cell table:style-name="Tableau1.H3" office:value-type="string">
            <text:p text:style-name="P9">Mtr</text:p>
          </table:table-cell>
          <table:table-cell table:style-name="Tableau1.I3" office:value-type="string">
            <text:p text:style-name="P9">cmd</text:p>
          </table:table-cell>
          <table:table-cell table:style-name="Tableau1.J3" office:value-type="string">
            <text:p text:style-name="P9">*</text:p>
          </table:table-cell>
          <table:table-cell table:style-name="Tableau1.K3" office:value-type="string">
            <text:p text:style-name="P9">0,0,2</text:p>
          </table:table-cell>
          <table:table-cell table:style-name="Tableau1.L3" office:value-type="string">
            <text:p text:style-name="P9">Je m'arrête.|Arrêt d'urgence.</text:p>
          </table:table-cell>
          <table:table-cell table:style-name="Tableau1.M3" office:value-type="string">
            <text:p text:style-name="P10">OK</text:p>
          </table:table-cell>
          <table:table-cell table:style-name="Tableau1.N3" office:value-type="string">
            <text:p text:style-name="P9">Priorité absolue. Seule commande traitée si modeRZ=0 ou 5. val=0,0,2 : vitesse 0, angle 0, accélération 2.</text:p>
          </table:table-cell>
        </table:table-row>
        <table:table-row table:style-name="Tableau1.1">
          <table:table-cell table:style-name="Tableau1.A4" table:number-columns-spanned="14" office:value-type="string">
            <text:p text:style-name="P8">■ MOTEUR — déplacements simp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5" office:value-type="string">
            <text:p text:style-name="P9">MTR_FORWARD</text:p>
          </table:table-cell>
          <table:table-cell table:style-name="Tableau1.B5" office:value-type="string">
            <text:p text:style-name="P9">SIMPLE</text:p>
          </table:table-cell>
          <table:table-cell table:style-name="Tableau1.C5" office:value-type="string">
            <text:p text:style-name="P9">V</text:p>
          </table:table-cell>
          <table:table-cell table:style-name="Tableau1.D5" office:value-type="string">
            <text:p text:style-name="P9">A</text:p>
          </table:table-cell>
          <table:table-cell table:style-name="Tableau1.E5" office:value-type="string">
            <text:p text:style-name="P9">1</text:p>
          </table:table-cell>
          <table:table-cell table:style-name="Tableau1.F5" office:value-type="string">
            <text:p text:style-name="P9">avance, tout droit, vas-y, en avant</text:p>
          </table:table-cell>
          <table:table-cell table:style-name="Tableau1.G5" office:value-type="string">
            <text:p text:style-name="Standard"/>
          </table:table-cell>
          <table:table-cell table:style-name="Tableau1.H5" office:value-type="string">
            <text:p text:style-name="P9">Mtr</text:p>
          </table:table-cell>
          <table:table-cell table:style-name="Tableau1.I5" office:value-type="string">
            <text:p text:style-name="P9">cmd</text:p>
          </table:table-cell>
          <table:table-cell table:style-name="Tableau1.J5" office:value-type="string">
            <text:p text:style-name="P9">*</text:p>
          </table:table-cell>
          <table:table-cell table:style-name="Tableau1.K5" office:value-type="string">
            <text:p text:style-name="P9">50,0,2</text:p>
          </table:table-cell>
          <table:table-cell table:style-name="Tableau1.L5" office:value-type="string">
            <text:p text:style-name="P9">Je fonce.|C'est parti.</text:p>
          </table:table-cell>
          <table:table-cell table:style-name="Tableau1.M5" office:value-type="string">
            <text:p text:style-name="P10">OK</text:p>
          </table:table-cell>
          <table:table-cell table:style-name="Tableau1.N5" office:value-type="string">
            <text:p text:style-name="P9">val = vitesse,angle,accél. Vitesse 50 = compromis sécurité/couple.</text:p>
          </table:table-cell>
        </table:table-row>
        <table:table-row table:style-name="Tableau1.1">
          <table:table-cell table:style-name="Tableau1.A6" office:value-type="string">
            <text:p text:style-name="P9">MTR_BACKWARD</text:p>
          </table:table-cell>
          <table:table-cell table:style-name="Tableau1.B6" office:value-type="string">
            <text:p text:style-name="P9">SIMPLE</text:p>
          </table:table-cell>
          <table:table-cell table:style-name="Tableau1.C6" office:value-type="string">
            <text:p text:style-name="P9">V</text:p>
          </table:table-cell>
          <table:table-cell table:style-name="Tableau1.D6" office:value-type="string">
            <text:p text:style-name="P9">A</text:p>
          </table:table-cell>
          <table:table-cell table:style-name="Tableau1.E6" office:value-type="string">
            <text:p text:style-name="P9">1</text:p>
          </table:table-cell>
          <table:table-cell table:style-name="Tableau1.F6" office:value-type="string">
            <text:p text:style-name="P9">recule, en arrière, marche arrière</text:p>
          </table:table-cell>
          <table:table-cell table:style-name="Tableau1.G6" office:value-type="string">
            <text:p text:style-name="Standard"/>
          </table:table-cell>
          <table:table-cell table:style-name="Tableau1.H6" office:value-type="string">
            <text:p text:style-name="P9">Mtr</text:p>
          </table:table-cell>
          <table:table-cell table:style-name="Tableau1.I6" office:value-type="string">
            <text:p text:style-name="P9">cmd</text:p>
          </table:table-cell>
          <table:table-cell table:style-name="Tableau1.J6" office:value-type="string">
            <text:p text:style-name="P9">*</text:p>
          </table:table-cell>
          <table:table-cell table:style-name="Tableau1.K6" office:value-type="string">
            <text:p text:style-name="P9">-50,0,2</text:p>
          </table:table-cell>
          <table:table-cell table:style-name="Tableau1.L6" office:value-type="string">
            <text:p text:style-name="P9">Je recule.</text:p>
          </table:table-cell>
          <table:table-cell table:style-name="Tableau1.M6" office:value-type="string">
            <text:p text:style-name="P10">OK</text:p>
          </table:table-cell>
          <table:table-cell table:style-name="Tableau1.N6" office:value-type="string">
            <text:p text:style-name="P9">Vitesse négative = marche arrière.</text:p>
          </table:table-cell>
        </table:table-row>
        <table:table-row table:style-name="Tableau1.1">
          <table:table-cell table:style-name="Tableau1.A7" office:value-type="string">
            <text:p text:style-name="P9">MTR_STOP</text:p>
          </table:table-cell>
          <table:table-cell table:style-name="Tableau1.B7" office:value-type="string">
            <text:p text:style-name="P9">SIMPLE</text:p>
          </table:table-cell>
          <table:table-cell table:style-name="Tableau1.C7" office:value-type="string">
            <text:p text:style-name="P9">V</text:p>
          </table:table-cell>
          <table:table-cell table:style-name="Tableau1.D7" office:value-type="string">
            <text:p text:style-name="P9">A</text:p>
          </table:table-cell>
          <table:table-cell table:style-name="Tableau1.E7" office:value-type="string">
            <text:p text:style-name="P9">1</text:p>
          </table:table-cell>
          <table:table-cell table:style-name="Tableau1.F7" office:value-type="string">
            <text:p text:style-name="P9">stop, arrête, freine, immobile, halte</text:p>
          </table:table-cell>
          <table:table-cell table:style-name="Tableau1.G7" office:value-type="string">
            <text:p text:style-name="Standard"/>
          </table:table-cell>
          <table:table-cell table:style-name="Tableau1.H7" office:value-type="string">
            <text:p text:style-name="P9">Mtr</text:p>
          </table:table-cell>
          <table:table-cell table:style-name="Tableau1.I7" office:value-type="string">
            <text:p text:style-name="P9">cmd</text:p>
          </table:table-cell>
          <table:table-cell table:style-name="Tableau1.J7" office:value-type="string">
            <text:p text:style-name="P9">*</text:p>
          </table:table-cell>
          <table:table-cell table:style-name="Tableau1.K7" office:value-type="string">
            <text:p text:style-name="P9">0,0,0</text:p>
          </table:table-cell>
          <table:table-cell table:style-name="Tableau1.L7" office:value-type="string">
            <text:p text:style-name="P9">Arrêt.</text:p>
          </table:table-cell>
          <table:table-cell table:style-name="Tableau1.M7" office:value-type="string">
            <text:p text:style-name="P10">OK</text:p>
          </table:table-cell>
          <table:table-cell table:style-name="Tableau1.N7" office:value-type="string">
            <text:p text:style-name="P9">Arrêt moteur simple (hors urgence). moteurActif=1 → filtré si laisse active.</text:p>
          </table:table-cell>
        </table:table-row>
        <table:table-row table:style-name="Tableau1.1">
          <table:table-cell table:style-name="Tableau1.A8" office:value-type="string">
            <text:p text:style-name="P9">MTR_SLOW</text:p>
          </table:table-cell>
          <table:table-cell table:style-name="Tableau1.B8" office:value-type="string">
            <text:p text:style-name="P9">SIMPLE</text:p>
          </table:table-cell>
          <table:table-cell table:style-name="Tableau1.C8" office:value-type="string">
            <text:p text:style-name="P9">V</text:p>
          </table:table-cell>
          <table:table-cell table:style-name="Tableau1.D8" office:value-type="string">
            <text:p text:style-name="P9">A</text:p>
          </table:table-cell>
          <table:table-cell table:style-name="Tableau1.E8" office:value-type="string">
            <text:p text:style-name="P9">1</text:p>
          </table:table-cell>
          <table:table-cell table:style-name="Tableau1.F8" office:value-type="string">
            <text:p text:style-name="P9">lentement, doucement, ralentis</text:p>
          </table:table-cell>
          <table:table-cell table:style-name="Tableau1.G8" office:value-type="string">
            <text:p text:style-name="Standard"/>
          </table:table-cell>
          <table:table-cell table:style-name="Tableau1.H8" office:value-type="string">
            <text:p text:style-name="P9">Mtr</text:p>
          </table:table-cell>
          <table:table-cell table:style-name="Tableau1.I8" office:value-type="string">
            <text:p text:style-name="P9">cmd</text:p>
          </table:table-cell>
          <table:table-cell table:style-name="Tableau1.J8" office:value-type="string">
            <text:p text:style-name="P9">*</text:p>
          </table:table-cell>
          <table:table-cell table:style-name="Tableau1.K8" office:value-type="string">
            <text:p text:style-name="P9">20,0,1</text:p>
          </table:table-cell>
          <table:table-cell table:style-name="Tableau1.L8" office:value-type="string">
            <text:p text:style-name="P9">Je ralentis.</text:p>
          </table:table-cell>
          <table:table-cell table:style-name="Tableau1.M8" office:value-type="string">
            <text:p text:style-name="P10">OK</text:p>
          </table:table-cell>
          <table:table-cell table:style-name="Tableau1.N8" office:value-type="string">
            <text:p text:style-name="P9">Vitesse réduite avec accélération douce.</text:p>
          </table:table-cell>
        </table:table-row>
        <table:table-row table:style-name="Tableau1.1">
          <table:table-cell table:style-name="Tableau1.A9" office:value-type="string">
            <text:p text:style-name="P9">MTR_FAST</text:p>
          </table:table-cell>
          <table:table-cell table:style-name="Tableau1.B9" office:value-type="string">
            <text:p text:style-name="P9">SIMPLE</text:p>
          </table:table-cell>
          <table:table-cell table:style-name="Tableau1.C9" office:value-type="string">
            <text:p text:style-name="P9">V</text:p>
          </table:table-cell>
          <table:table-cell table:style-name="Tableau1.D9" office:value-type="string">
            <text:p text:style-name="P9">A</text:p>
          </table:table-cell>
          <table:table-cell table:style-name="Tableau1.E9" office:value-type="string">
            <text:p text:style-name="P9">1</text:p>
          </table:table-cell>
          <table:table-cell table:style-name="Tableau1.F9" office:value-type="string">
            <text:p text:style-name="P9">vite, accélère, plus vite, rapide</text:p>
          </table:table-cell>
          <table:table-cell table:style-name="Tableau1.G9" office:value-type="string">
            <text:p text:style-name="Standard"/>
          </table:table-cell>
          <table:table-cell table:style-name="Tableau1.H9" office:value-type="string">
            <text:p text:style-name="P9">Mtr</text:p>
          </table:table-cell>
          <table:table-cell table:style-name="Tableau1.I9" office:value-type="string">
            <text:p text:style-name="P9">cmd</text:p>
          </table:table-cell>
          <table:table-cell table:style-name="Tableau1.J9" office:value-type="string">
            <text:p text:style-name="P9">*</text:p>
          </table:table-cell>
          <table:table-cell table:style-name="Tableau1.K9" office:value-type="string">
            <text:p text:style-name="P9">80,0,3</text:p>
          </table:table-cell>
          <table:table-cell table:style-name="Tableau1.L9" office:value-type="string">
            <text:p text:style-name="P9">À toute vitesse !</text:p>
          </table:table-cell>
          <table:table-cell table:style-name="Tableau1.M9" office:value-type="string">
            <text:p text:style-name="P10">OK</text:p>
          </table:table-cell>
          <table:table-cell table:style-name="Tableau1.N9" office:value-type="string">
            <text:p text:style-name="P9">Vérifier terrain avant usage vitesse élevée.</text:p>
          </table:table-cell>
        </table:table-row>
        <table:table-row table:style-name="Tableau1.1">
          <table:table-cell table:style-name="Tableau1.A10" table:number-columns-spanned="14" office:value-type="string">
            <text:p text:style-name="P8">■ MOTEUR — déplacements dynamiques (PLAN — valeur extraite du discour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1" office:value-type="string">
            <text:p text:style-name="P9">MTR_TURN_RIGHT</text:p>
          </table:table-cell>
          <table:table-cell table:style-name="Tableau1.B11" office:value-type="string">
            <text:p text:style-name="P9">PLAN</text:p>
          </table:table-cell>
          <table:table-cell table:style-name="Tableau1.C11" office:value-type="string">
            <text:p text:style-name="P9">V</text:p>
          </table:table-cell>
          <table:table-cell table:style-name="Tableau1.D11" office:value-type="string">
            <text:p text:style-name="P9">A</text:p>
          </table:table-cell>
          <table:table-cell table:style-name="Tableau1.E11" office:value-type="string">
            <text:p text:style-name="P9">1</text:p>
          </table:table-cell>
          <table:table-cell table:style-name="Tableau1.F11" office:value-type="string">
            <text:p text:style-name="P9">tourne à droite, tourne droite, virage droite</text:p>
          </table:table-cell>
          <table:table-cell table:style-name="Tableau1.G11" office:value-type="string">
            <text:p text:style-name="Standard"/>
          </table:table-cell>
          <table:table-cell table:style-name="Tableau1.H11" office:value-type="string">
            <text:p text:style-name="P9">Mtr</text:p>
          </table:table-cell>
          <table:table-cell table:style-name="Tableau1.I11" office:value-type="string">
            <text:p text:style-name="P9">cmd</text:p>
          </table:table-cell>
          <table:table-cell table:style-name="Tableau1.J11" office:value-type="string">
            <text:p text:style-name="P9">*</text:p>
          </table:table-cell>
          <table:table-cell table:style-name="Tableau1.K11" office:value-type="string">
            <text:p text:style-name="P9">[calculé]</text:p>
          </table:table-cell>
          <table:table-cell table:style-name="Tableau1.L11" office:value-type="string">
            <text:p text:style-name="P9">Je tourne à droite.</text:p>
          </table:table-cell>
          <table:table-cell table:style-name="Tableau1.M11" office:value-type="string">
            <text:p text:style-name="P10">OK</text:p>
          </table:table-cell>
          <table:table-cell table:style-name="Tableau1.N11" office:value-type="string">
            <text:p text:style-name="P9">Handler extrait angle du discours. val = vitesse,+angle,acc. Sans valeur numérique : angle par défaut 45°.</text:p>
          </table:table-cell>
        </table:table-row>
        <table:table-row table:style-name="Tableau1.1">
          <table:table-cell table:style-name="Tableau1.A12" office:value-type="string">
            <text:p text:style-name="P9">MTR_TURN_LEFT</text:p>
          </table:table-cell>
          <table:table-cell table:style-name="Tableau1.B12" office:value-type="string">
            <text:p text:style-name="P9">PLAN</text:p>
          </table:table-cell>
          <table:table-cell table:style-name="Tableau1.C12" office:value-type="string">
            <text:p text:style-name="P9">V</text:p>
          </table:table-cell>
          <table:table-cell table:style-name="Tableau1.D12" office:value-type="string">
            <text:p text:style-name="P9">A</text:p>
          </table:table-cell>
          <table:table-cell table:style-name="Tableau1.E12" office:value-type="string">
            <text:p text:style-name="P9">1</text:p>
          </table:table-cell>
          <table:table-cell table:style-name="Tableau1.F12" office:value-type="string">
            <text:p text:style-name="P9">tourne à gauche, tourne gauche, virage gauche</text:p>
          </table:table-cell>
          <table:table-cell table:style-name="Tableau1.G12" office:value-type="string">
            <text:p text:style-name="Standard"/>
          </table:table-cell>
          <table:table-cell table:style-name="Tableau1.H12" office:value-type="string">
            <text:p text:style-name="P9">Mtr</text:p>
          </table:table-cell>
          <table:table-cell table:style-name="Tableau1.I12" office:value-type="string">
            <text:p text:style-name="P9">cmd</text:p>
          </table:table-cell>
          <table:table-cell table:style-name="Tableau1.J12" office:value-type="string">
            <text:p text:style-name="P9">*</text:p>
          </table:table-cell>
          <table:table-cell table:style-name="Tableau1.K12" office:value-type="string">
            <text:p text:style-name="P9">[calculé]</text:p>
          </table:table-cell>
          <table:table-cell table:style-name="Tableau1.L12" office:value-type="string">
            <text:p text:style-name="P9">Je tourne à gauche.</text:p>
          </table:table-cell>
          <table:table-cell table:style-name="Tableau1.M12" office:value-type="string">
            <text:p text:style-name="P10">OK</text:p>
          </table:table-cell>
          <table:table-cell table:style-name="Tableau1.N12" office:value-type="string">
            <text:p text:style-name="P9">Idem MTR_TURN_RIGHT côté gauche. val = vitesse,-angle,acc.</text:p>
          </table:table-cell>
        </table:table-row>
        <table:table-row table:style-name="Tableau1.1">
          <table:table-cell table:style-name="Tableau1.A13" office:value-type="string">
            <text:p text:style-name="P9">MTR_TURN_ANGLE</text:p>
          </table:table-cell>
          <table:table-cell table:style-name="Tableau1.B13" office:value-type="string">
            <text:p text:style-name="P9">PLAN</text:p>
          </table:table-cell>
          <table:table-cell table:style-name="Tableau1.C13" office:value-type="string">
            <text:p text:style-name="P9">V</text:p>
          </table:table-cell>
          <table:table-cell table:style-name="Tableau1.D13" office:value-type="string">
            <text:p text:style-name="P9">A</text:p>
          </table:table-cell>
          <table:table-cell table:style-name="Tableau1.E13" office:value-type="string">
            <text:p text:style-name="P9">1</text:p>
          </table:table-cell>
          <table:table-cell table:style-name="Tableau1.F13" office:value-type="string">
            <text:p text:style-name="P9">tourne de, tourne à</text:p>
          </table:table-cell>
          <table:table-cell table:style-name="Tableau1.G13" office:value-type="string">
            <text:p text:style-name="Standard"/>
          </table:table-cell>
          <table:table-cell table:style-name="Tableau1.H13" office:value-type="string">
            <text:p text:style-name="P9">Mtr</text:p>
          </table:table-cell>
          <table:table-cell table:style-name="Tableau1.I13" office:value-type="string">
            <text:p text:style-name="P9">cmd</text:p>
          </table:table-cell>
          <table:table-cell table:style-name="Tableau1.J13" office:value-type="string">
            <text:p text:style-name="P9">*</text:p>
          </table:table-cell>
          <table:table-cell table:style-name="Tableau1.K13" office:value-type="string">
            <text:p text:style-name="P9">[calculé]</text:p>
          </table:table-cell>
          <table:table-cell table:style-name="Tableau1.L13" office:value-type="string">
            <text:p text:style-name="P9">Je tourne.</text:p>
          </table:table-cell>
          <table:table-cell table:style-name="Tableau1.M13" office:value-type="string">
            <text:p text:style-name="P10">OK</text:p>
          </table:table-cell>
          <table:table-cell table:style-name="Tableau1.N13" office:value-type="string">
            <text:p text:style-name="P9">Commande générique avec angle extrait (ex: 'tourne de 30 degrés'). Sens déterminé par le mot-clé gauche/droite.</text:p>
          </table:table-cell>
        </table:table-row>
        <table:table-row table:style-name="Tableau1.1">
          <table:table-cell table:style-name="Tableau1.A14" office:value-type="string">
            <text:p text:style-name="P9">MTR_SPEED_SET</text:p>
          </table:table-cell>
          <table:table-cell table:style-name="Tableau1.B14" office:value-type="string">
            <text:p text:style-name="P9">PLAN</text:p>
          </table:table-cell>
          <table:table-cell table:style-name="Tableau1.C14" office:value-type="string">
            <text:p text:style-name="P9">V</text:p>
          </table:table-cell>
          <table:table-cell table:style-name="Tableau1.D14" office:value-type="string">
            <text:p text:style-name="P9">A</text:p>
          </table:table-cell>
          <table:table-cell table:style-name="Tableau1.E14" office:value-type="string">
            <text:p text:style-name="P9">1</text:p>
          </table:table-cell>
          <table:table-cell table:style-name="Tableau1.F14" office:value-type="string">
            <text:p text:style-name="P9">vitesse, à la vitesse de</text:p>
          </table:table-cell>
          <table:table-cell table:style-name="Tableau1.G14" office:value-type="string">
            <text:p text:style-name="Standard"/>
          </table:table-cell>
          <table:table-cell table:style-name="Tableau1.H14" office:value-type="string">
            <text:p text:style-name="P9">Mtr</text:p>
          </table:table-cell>
          <table:table-cell table:style-name="Tableau1.I14" office:value-type="string">
            <text:p text:style-name="P9">cmd</text:p>
          </table:table-cell>
          <table:table-cell table:style-name="Tableau1.J14" office:value-type="string">
            <text:p text:style-name="P9">*</text:p>
          </table:table-cell>
          <table:table-cell table:style-name="Tableau1.K14" office:value-type="string">
            <text:p text:style-name="P9">[calculé]</text:p>
          </table:table-cell>
          <table:table-cell table:style-name="Tableau1.L14" office:value-type="string">
            <text:p text:style-name="P9">Je règle ma vitesse.</text:p>
          </table:table-cell>
          <table:table-cell table:style-name="Tableau1.M14" office:value-type="string">
            <text:p text:style-name="P10">OK</text:p>
          </table:table-cell>
          <table:table-cell table:style-name="Tableau1.N14" office:value-type="string">
            <text:p text:style-name="P9">Extrait valeur numérique du discours. Plage : 0–100. Accélération par défaut : 2.</text:p>
          </table:table-cell>
        </table:table-row>
        <text:soft-page-break/>
        <table:table-row table:style-name="Tableau1.1">
          <table:table-cell table:style-name="Tableau1.A15" office:value-type="string">
            <text:p text:style-name="P9">MTR_ADVANCE_DIST</text:p>
          </table:table-cell>
          <table:table-cell table:style-name="Tableau1.B15" office:value-type="string">
            <text:p text:style-name="P9">PLAN</text:p>
          </table:table-cell>
          <table:table-cell table:style-name="Tableau1.C15" office:value-type="string">
            <text:p text:style-name="P9">V</text:p>
          </table:table-cell>
          <table:table-cell table:style-name="Tableau1.D15" office:value-type="string">
            <text:p text:style-name="P9">A</text:p>
          </table:table-cell>
          <table:table-cell table:style-name="Tableau1.E15" office:value-type="string">
            <text:p text:style-name="P9">1</text:p>
          </table:table-cell>
          <table:table-cell table:style-name="Tableau1.F15" office:value-type="string">
            <text:p text:style-name="P9">avance de, avance jusqu'à</text:p>
          </table:table-cell>
          <table:table-cell table:style-name="Tableau1.G15" office:value-type="string">
            <text:p text:style-name="Standard"/>
          </table:table-cell>
          <table:table-cell table:style-name="Tableau1.H15" office:value-type="string">
            <text:p text:style-name="P9">Mtr</text:p>
          </table:table-cell>
          <table:table-cell table:style-name="Tableau1.I15" office:value-type="string">
            <text:p text:style-name="P9">cmd</text:p>
          </table:table-cell>
          <table:table-cell table:style-name="Tableau1.J15" office:value-type="string">
            <text:p text:style-name="P9">*</text:p>
          </table:table-cell>
          <table:table-cell table:style-name="Tableau1.K15" office:value-type="string">
            <text:p text:style-name="P9">[calculé]</text:p>
          </table:table-cell>
          <table:table-cell table:style-name="Tableau1.L15" office:value-type="string">
            <text:p text:style-name="P9">Je me déplace.</text:p>
          </table:table-cell>
          <table:table-cell table:style-name="Tableau1.M15" office:value-type="string">
            <text:p text:style-name="P10">OK</text:p>
          </table:table-cell>
          <table:table-cell table:style-name="Tableau1.N15" office:value-type="string">
            <text:p text:style-name="P9">Extrait distance (cm ou m) du discours. Requiert Odom pour contrôle de distance.</text:p>
          </table:table-cell>
        </table:table-row>
        <table:table-row table:style-name="Tableau1.1">
          <table:table-cell table:style-name="Tableau1.A16" table:number-columns-spanned="14" office:value-type="string">
            <text:p text:style-name="P8">■ CONFIGURATION — modes globaux (Cfg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7" office:value-type="string">
            <text:p text:style-name="P9">CFG_VEILLE</text:p>
          </table:table-cell>
          <table:table-cell table:style-name="Tableau1.B17" office:value-type="string">
            <text:p text:style-name="P9">SIMPLE</text:p>
          </table:table-cell>
          <table:table-cell table:style-name="Tableau1.C17" office:value-type="string">
            <text:p text:style-name="P9">V</text:p>
          </table:table-cell>
          <table:table-cell table:style-name="Tableau1.D17" office:value-type="string">
            <text:p text:style-name="P9">SE</text:p>
          </table:table-cell>
          <table:table-cell table:style-name="Tableau1.E17" office:value-type="string">
            <text:p text:style-name="P9">0</text:p>
          </table:table-cell>
          <table:table-cell table:style-name="Tableau1.F17" office:value-type="string">
            <text:p text:style-name="P9">mode veille, veille, repos, mise en veille, dors</text:p>
          </table:table-cell>
          <table:table-cell table:style-name="Tableau1.G17" office:value-type="string">
            <text:p text:style-name="Standard"/>
          </table:table-cell>
          <table:table-cell table:style-name="Tableau1.H17" office:value-type="string">
            <text:p text:style-name="P9">CfgS</text:p>
          </table:table-cell>
          <table:table-cell table:style-name="Tableau1.I17" office:value-type="string">
            <text:p text:style-name="P9">modeRZ</text:p>
          </table:table-cell>
          <table:table-cell table:style-name="Tableau1.J17" office:value-type="string">
            <text:p text:style-name="P9">*</text:p>
          </table:table-cell>
          <table:table-cell table:style-name="Tableau1.K17" office:value-type="string">
            <text:p text:style-name="P9">1</text:p>
          </table:table-cell>
          <table:table-cell table:style-name="Tableau1.L17" office:value-type="string">
            <text:p text:style-name="P9">Mode veille activé.</text:p>
          </table:table-cell>
          <table:table-cell table:style-name="Tableau1.M17" office:value-type="string">
            <text:p text:style-name="P10">OK</text:p>
          </table:table-cell>
          <table:table-cell table:style-name="Tableau1.N17" office:value-type="string">
            <text:p text:style-name="P9">Coupe les moteurs et réduit la charge CPU des managers.</text:p>
          </table:table-cell>
        </table:table-row>
        <table:table-row table:style-name="Tableau1.1">
          <table:table-cell table:style-name="Tableau1.A18" office:value-type="string">
            <text:p text:style-name="P9">CFG_FIXE</text:p>
          </table:table-cell>
          <table:table-cell table:style-name="Tableau1.B18" office:value-type="string">
            <text:p text:style-name="P9">SIMPLE</text:p>
          </table:table-cell>
          <table:table-cell table:style-name="Tableau1.C18" office:value-type="string">
            <text:p text:style-name="P9">V</text:p>
          </table:table-cell>
          <table:table-cell table:style-name="Tableau1.D18" office:value-type="string">
            <text:p text:style-name="P9">SE</text:p>
          </table:table-cell>
          <table:table-cell table:style-name="Tableau1.E18" office:value-type="string">
            <text:p text:style-name="P9">0</text:p>
          </table:table-cell>
          <table:table-cell table:style-name="Tableau1.F18" office:value-type="string">
            <text:p text:style-name="P9">mode fixe, fixe, position fixe</text:p>
          </table:table-cell>
          <table:table-cell table:style-name="Tableau1.G18" office:value-type="string">
            <text:p text:style-name="Standard"/>
          </table:table-cell>
          <table:table-cell table:style-name="Tableau1.H18" office:value-type="string">
            <text:p text:style-name="P9">CfgS</text:p>
          </table:table-cell>
          <table:table-cell table:style-name="Tableau1.I18" office:value-type="string">
            <text:p text:style-name="P9">modeRZ</text:p>
          </table:table-cell>
          <table:table-cell table:style-name="Tableau1.J18" office:value-type="string">
            <text:p text:style-name="P9">*</text:p>
          </table:table-cell>
          <table:table-cell table:style-name="Tableau1.K18" office:value-type="string">
            <text:p text:style-name="P9">2</text:p>
          </table:table-cell>
          <table:table-cell table:style-name="Tableau1.L18" office:value-type="string">
            <text:p text:style-name="P9">Mode fixe activé.</text:p>
          </table:table-cell>
          <table:table-cell table:style-name="Tableau1.M18" office:value-type="string">
            <text:p text:style-name="P10">OK</text:p>
          </table:table-cell>
          <table:table-cell table:style-name="Tableau1.N18" office:value-type="string">
            <text:p text:style-name="P9">Robot immobile mais actif (capteurs, caméra, STT).</text:p>
          </table:table-cell>
        </table:table-row>
        <table:table-row table:style-name="Tableau1.1">
          <table:table-cell table:style-name="Tableau1.A19" office:value-type="string">
            <text:p text:style-name="P9">CFG_DEPLACEMENT</text:p>
          </table:table-cell>
          <table:table-cell table:style-name="Tableau1.B19" office:value-type="string">
            <text:p text:style-name="P9">SIMPLE</text:p>
          </table:table-cell>
          <table:table-cell table:style-name="Tableau1.C19" office:value-type="string">
            <text:p text:style-name="P9">V</text:p>
          </table:table-cell>
          <table:table-cell table:style-name="Tableau1.D19" office:value-type="string">
            <text:p text:style-name="P9">SE</text:p>
          </table:table-cell>
          <table:table-cell table:style-name="Tableau1.E19" office:value-type="string">
            <text:p text:style-name="P9">0</text:p>
          </table:table-cell>
          <table:table-cell table:style-name="Tableau1.F19" office:value-type="string">
            <text:p text:style-name="P9">mode déplacement, déplacement, active les moteurs</text:p>
          </table:table-cell>
          <table:table-cell table:style-name="Tableau1.G19" office:value-type="string">
            <text:p text:style-name="Standard"/>
          </table:table-cell>
          <table:table-cell table:style-name="Tableau1.H19" office:value-type="string">
            <text:p text:style-name="P9">CfgS</text:p>
          </table:table-cell>
          <table:table-cell table:style-name="Tableau1.I19" office:value-type="string">
            <text:p text:style-name="P9">modeRZ</text:p>
          </table:table-cell>
          <table:table-cell table:style-name="Tableau1.J19" office:value-type="string">
            <text:p text:style-name="P9">*</text:p>
          </table:table-cell>
          <table:table-cell table:style-name="Tableau1.K19" office:value-type="string">
            <text:p text:style-name="P9">3</text:p>
          </table:table-cell>
          <table:table-cell table:style-name="Tableau1.L19" office:value-type="string">
            <text:p text:style-name="P9">Prêt à me déplacer.</text:p>
          </table:table-cell>
          <table:table-cell table:style-name="Tableau1.M19" office:value-type="string">
            <text:p text:style-name="P10">OK</text:p>
          </table:table-cell>
          <table:table-cell table:style-name="Tableau1.N19" office:value-type="string">
            <text:p text:style-name="P9">Active les commandes moteur. Pré-requis pour toutes les cmdes moteurActif=1.</text:p>
          </table:table-cell>
        </table:table-row>
        <table:table-row table:style-name="Tableau1.1">
          <table:table-cell table:style-name="Tableau1.A20" office:value-type="string">
            <text:p text:style-name="P9">CFG_AUTONOME</text:p>
          </table:table-cell>
          <table:table-cell table:style-name="Tableau1.B20" office:value-type="string">
            <text:p text:style-name="P9">SIMPLE</text:p>
          </table:table-cell>
          <table:table-cell table:style-name="Tableau1.C20" office:value-type="string">
            <text:p text:style-name="P9">V</text:p>
          </table:table-cell>
          <table:table-cell table:style-name="Tableau1.D20" office:value-type="string">
            <text:p text:style-name="P9">SE</text:p>
          </table:table-cell>
          <table:table-cell table:style-name="Tableau1.E20" office:value-type="string">
            <text:p text:style-name="P9">0</text:p>
          </table:table-cell>
          <table:table-cell table:style-name="Tableau1.F20" office:value-type="string">
            <text:p text:style-name="P9">mode autonome, autonome, auto</text:p>
          </table:table-cell>
          <table:table-cell table:style-name="Tableau1.G20" office:value-type="string">
            <text:p text:style-name="Standard"/>
          </table:table-cell>
          <table:table-cell table:style-name="Tableau1.H20" office:value-type="string">
            <text:p text:style-name="P9">CfgS</text:p>
          </table:table-cell>
          <table:table-cell table:style-name="Tableau1.I20" office:value-type="string">
            <text:p text:style-name="P9">modeRZ</text:p>
          </table:table-cell>
          <table:table-cell table:style-name="Tableau1.J20" office:value-type="string">
            <text:p text:style-name="P9">*</text:p>
          </table:table-cell>
          <table:table-cell table:style-name="Tableau1.K20" office:value-type="string">
            <text:p text:style-name="P9">4</text:p>
          </table:table-cell>
          <table:table-cell table:style-name="Tableau1.L20" office:value-type="string">
            <text:p text:style-name="P9">Mode autonome activé.</text:p>
          </table:table-cell>
          <table:table-cell table:style-name="Tableau1.M20" office:value-type="string">
            <text:p text:style-name="P10">OK</text:p>
          </table:table-cell>
          <table:table-cell table:style-name="Tableau1.N20" office:value-type="string">
            <text:p text:style-name="P9">Décisions validées localement par state-manager sans ACK SP.</text:p>
          </table:table-cell>
        </table:table-row>
        <table:table-row table:style-name="Tableau1.1">
          <table:table-cell table:style-name="Tableau1.A21" table:number-columns-spanned="14" office:value-type="string">
            <text:p text:style-name="P8">■ CONFIGURATION — type de pilotage (Cfg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2" office:value-type="string">
            <text:p text:style-name="P9">CFG_PTGE_VOCAL</text:p>
          </table:table-cell>
          <table:table-cell table:style-name="Tableau1.B22" office:value-type="string">
            <text:p text:style-name="P9">SIMPLE</text:p>
          </table:table-cell>
          <table:table-cell table:style-name="Tableau1.C22" office:value-type="string">
            <text:p text:style-name="P9">V</text:p>
          </table:table-cell>
          <table:table-cell table:style-name="Tableau1.D22" office:value-type="string">
            <text:p text:style-name="P9">SE</text:p>
          </table:table-cell>
          <table:table-cell table:style-name="Tableau1.E22" office:value-type="string">
            <text:p text:style-name="P9">0</text:p>
          </table:table-cell>
          <table:table-cell table:style-name="Tableau1.F22" office:value-type="string">
            <text:p text:style-name="P9">pilotage vocal, commande vocale</text:p>
          </table:table-cell>
          <table:table-cell table:style-name="Tableau1.G22" office:value-type="string">
            <text:p text:style-name="Standard"/>
          </table:table-cell>
          <table:table-cell table:style-name="Tableau1.H22" office:value-type="string">
            <text:p text:style-name="P9">CfgS</text:p>
          </table:table-cell>
          <table:table-cell table:style-name="Tableau1.I22" office:value-type="string">
            <text:p text:style-name="P9">typePtge</text:p>
          </table:table-cell>
          <table:table-cell table:style-name="Tableau1.J22" office:value-type="string">
            <text:p text:style-name="P9">*</text:p>
          </table:table-cell>
          <table:table-cell table:style-name="Tableau1.K22" office:value-type="string">
            <text:p text:style-name="P9">1</text:p>
          </table:table-cell>
          <table:table-cell table:style-name="Tableau1.L22" office:value-type="string">
            <text:p text:style-name="P9">Pilotage vocal activé.</text:p>
          </table:table-cell>
          <table:table-cell table:style-name="Tableau1.M22" office:value-type="string">
            <text:p text:style-name="P10">OK</text:p>
          </table:table-cell>
          <table:table-cell table:style-name="Tableau1.N22" office:value-type="string">
            <text:p text:style-name="Standard"/>
          </table:table-cell>
        </table:table-row>
        <table:table-row table:style-name="Tableau1.1">
          <table:table-cell table:style-name="Tableau1.A23" office:value-type="string">
            <text:p text:style-name="P9">CFG_PTGE_ECRAN</text:p>
          </table:table-cell>
          <table:table-cell table:style-name="Tableau1.B23" office:value-type="string">
            <text:p text:style-name="P9">SIMPLE</text:p>
          </table:table-cell>
          <table:table-cell table:style-name="Tableau1.C23" office:value-type="string">
            <text:p text:style-name="P9">V</text:p>
          </table:table-cell>
          <table:table-cell table:style-name="Tableau1.D23" office:value-type="string">
            <text:p text:style-name="P9">SE</text:p>
          </table:table-cell>
          <table:table-cell table:style-name="Tableau1.E23" office:value-type="string">
            <text:p text:style-name="P9">0</text:p>
          </table:table-cell>
          <table:table-cell table:style-name="Tableau1.F23" office:value-type="string">
            <text:p text:style-name="P9">pilotage écran, écran</text:p>
          </table:table-cell>
          <table:table-cell table:style-name="Tableau1.G23" office:value-type="string">
            <text:p text:style-name="Standard"/>
          </table:table-cell>
          <table:table-cell table:style-name="Tableau1.H23" office:value-type="string">
            <text:p text:style-name="P9">CfgS</text:p>
          </table:table-cell>
          <table:table-cell table:style-name="Tableau1.I23" office:value-type="string">
            <text:p text:style-name="P9">typePtge</text:p>
          </table:table-cell>
          <table:table-cell table:style-name="Tableau1.J23" office:value-type="string">
            <text:p text:style-name="P9">*</text:p>
          </table:table-cell>
          <table:table-cell table:style-name="Tableau1.K23" office:value-type="string">
            <text:p text:style-name="P9">0</text:p>
          </table:table-cell>
          <table:table-cell table:style-name="Tableau1.L23" office:value-type="string">
            <text:p text:style-name="P9">Pilotage écran activé.</text:p>
          </table:table-cell>
          <table:table-cell table:style-name="Tableau1.M23" office:value-type="string">
            <text:p text:style-name="P10">OK</text:p>
          </table:table-cell>
          <table:table-cell table:style-name="Tableau1.N23" office:value-type="string">
            <text:p text:style-name="Standard"/>
          </table:table-cell>
        </table:table-row>
        <table:table-row table:style-name="Tableau1.1">
          <table:table-cell table:style-name="Tableau1.A24" office:value-type="string">
            <text:p text:style-name="P9">CFG_PTGE_LAISSE</text:p>
          </table:table-cell>
          <table:table-cell table:style-name="Tableau1.B24" office:value-type="string">
            <text:p text:style-name="P9">SIMPLE</text:p>
          </table:table-cell>
          <table:table-cell table:style-name="Tableau1.C24" office:value-type="string">
            <text:p text:style-name="P9">V</text:p>
          </table:table-cell>
          <table:table-cell table:style-name="Tableau1.D24" office:value-type="string">
            <text:p text:style-name="P9">SE</text:p>
          </table:table-cell>
          <table:table-cell table:style-name="Tableau1.E24" office:value-type="string">
            <text:p text:style-name="P9">0</text:p>
          </table:table-cell>
          <table:table-cell table:style-name="Tableau1.F24" office:value-type="string">
            <text:p text:style-name="P9">mode laisse, laisse</text:p>
          </table:table-cell>
          <table:table-cell table:style-name="Tableau1.G24" office:value-type="string">
            <text:p text:style-name="Standard"/>
          </table:table-cell>
          <table:table-cell table:style-name="Tableau1.H24" office:value-type="string">
            <text:p text:style-name="P9">CfgS</text:p>
          </table:table-cell>
          <table:table-cell table:style-name="Tableau1.I24" office:value-type="string">
            <text:p text:style-name="P9">typePtge</text:p>
          </table:table-cell>
          <table:table-cell table:style-name="Tableau1.J24" office:value-type="string">
            <text:p text:style-name="P9">*</text:p>
          </table:table-cell>
          <table:table-cell table:style-name="Tableau1.K24" office:value-type="string">
            <text:p text:style-name="P9">3</text:p>
          </table:table-cell>
          <table:table-cell table:style-name="Tableau1.L24" office:value-type="string">
            <text:p text:style-name="P9">Je suis en mode laisse.</text:p>
          </table:table-cell>
          <table:table-cell table:style-name="Tableau1.M24" office:value-type="string">
            <text:p text:style-name="P10">OK</text:p>
          </table:table-cell>
          <table:table-cell table:style-name="Tableau1.N24" office:value-type="string">
            <text:p text:style-name="Standard"/>
          </table:table-cell>
        </table:table-row>
        <table:table-row table:style-name="Tableau1.1">
          <table:table-cell table:style-name="Tableau1.A25" office:value-type="string">
            <text:p text:style-name="P9">SYS_SET_PILOT</text:p>
          </table:table-cell>
          <table:table-cell table:style-name="Tableau1.B25" office:value-type="string">
            <text:p text:style-name="P9">PLAN</text:p>
          </table:table-cell>
          <table:table-cell table:style-name="Tableau1.C25" office:value-type="string">
            <text:p text:style-name="P9">V</text:p>
          </table:table-cell>
          <table:table-cell table:style-name="Tableau1.D25" office:value-type="string">
            <text:p text:style-name="P9">SE</text:p>
          </table:table-cell>
          <table:table-cell table:style-name="Tableau1.E25" office:value-type="string">
            <text:p text:style-name="P9">0</text:p>
          </table:table-cell>
          <table:table-cell table:style-name="Tableau1.F25" office:value-type="string">
            <text:p text:style-name="P9">pilote au, mode pilotage, change pilotage</text:p>
          </table:table-cell>
          <table:table-cell table:style-name="Tableau1.G25" office:value-type="string">
            <text:p text:style-name="Standard"/>
          </table:table-cell>
          <table:table-cell table:style-name="Tableau1.H25" office:value-type="string">
            <text:p text:style-name="P9">CfgS</text:p>
          </table:table-cell>
          <table:table-cell table:style-name="Tableau1.I25" office:value-type="string">
            <text:p text:style-name="P9">typePtge</text:p>
          </table:table-cell>
          <table:table-cell table:style-name="Tableau1.J25" office:value-type="string">
            <text:p text:style-name="P9">*</text:p>
          </table:table-cell>
          <table:table-cell table:style-name="Tableau1.K25" office:value-type="string">
            <text:p text:style-name="P9">[calculé]</text:p>
          </table:table-cell>
          <table:table-cell table:style-name="Tableau1.L25" office:value-type="string">
            <text:p text:style-name="P9">Mode pilotage changé.</text:p>
          </table:table-cell>
          <table:table-cell table:style-name="Tableau1.M25" office:value-type="string">
            <text:p text:style-name="P11">Pro</text:p>
          </table:table-cell>
          <table:table-cell table:style-name="Tableau1.N25" office:value-type="string">
            <text:p text:style-name="P9">Handler traduit: 'vocal'→1, 'écran'→0, 'joystick'→2, 'laisse'→3. V2.</text:p>
          </table:table-cell>
        </table:table-row>
        <table:table-row table:style-name="Tableau1.1">
          <table:table-cell table:style-name="Tableau1.A26" table:number-columns-spanned="14" office:value-type="string">
            <text:p text:style-name="P8">■ CAMÉRA — module Cam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7" office:value-type="string">
            <text:p text:style-name="P9">CAM_ON</text:p>
          </table:table-cell>
          <table:table-cell table:style-name="Tableau1.B27" office:value-type="string">
            <text:p text:style-name="P9">SIMPLE</text:p>
          </table:table-cell>
          <table:table-cell table:style-name="Tableau1.C27" office:value-type="string">
            <text:p text:style-name="P9">V</text:p>
          </table:table-cell>
          <table:table-cell table:style-name="Tableau1.D27" office:value-type="string">
            <text:p text:style-name="P9">SE</text:p>
          </table:table-cell>
          <table:table-cell table:style-name="Tableau1.E27" office:value-type="string">
            <text:p text:style-name="P9">0</text:p>
          </table:table-cell>
          <table:table-cell table:style-name="Tableau1.F27" office:value-type="string">
            <text:p text:style-name="P9">démarre la caméra, allume la caméra, caméra on</text:p>
          </table:table-cell>
          <table:table-cell table:style-name="Tableau1.G27" office:value-type="string">
            <text:p text:style-name="Standard"/>
          </table:table-cell>
          <table:table-cell table:style-name="Tableau1.H27" office:value-type="string">
            <text:p text:style-name="P9">CamSE</text:p>
          </table:table-cell>
          <table:table-cell table:style-name="Tableau1.I27" office:value-type="string">
            <text:p text:style-name="P9">modeCam</text:p>
          </table:table-cell>
          <table:table-cell table:style-name="Tableau1.J27" office:value-type="string">
            <text:p text:style-name="P9">rear</text:p>
          </table:table-cell>
          <table:table-cell table:style-name="Tableau1.K27" office:value-type="string">
            <text:p text:style-name="P9">stream</text:p>
          </table:table-cell>
          <table:table-cell table:style-name="Tableau1.L27" office:value-type="string">
            <text:p text:style-name="P9">Caméra démarrée.</text:p>
          </table:table-cell>
          <table:table-cell table:style-name="Tableau1.M27" office:value-type="string">
            <text:p text:style-name="P10">OK</text:p>
          </table:table-cell>
          <table:table-cell table:style-name="Tableau1.N27" office:value-type="string">
            <text:p text:style-name="P9">Corrigé : PROP=modeCam (ancienne version utilisait 'active'). Démarre le flux arrière.</text:p>
          </table:table-cell>
        </table:table-row>
        <table:table-row table:style-name="Tableau1.1">
          <table:table-cell table:style-name="Tableau1.A28" office:value-type="string">
            <text:p text:style-name="P9">CAM_OFF</text:p>
          </table:table-cell>
          <table:table-cell table:style-name="Tableau1.B28" office:value-type="string">
            <text:p text:style-name="P9">SIMPLE</text:p>
          </table:table-cell>
          <table:table-cell table:style-name="Tableau1.C28" office:value-type="string">
            <text:p text:style-name="P9">V</text:p>
          </table:table-cell>
          <table:table-cell table:style-name="Tableau1.D28" office:value-type="string">
            <text:p text:style-name="P9">SE</text:p>
          </table:table-cell>
          <table:table-cell table:style-name="Tableau1.E28" office:value-type="string">
            <text:p text:style-name="P9">0</text:p>
          </table:table-cell>
          <table:table-cell table:style-name="Tableau1.F28" office:value-type="string">
            <text:p text:style-name="P9">arrête la caméra, éteins la caméra, caméra off</text:p>
          </table:table-cell>
          <table:table-cell table:style-name="Tableau1.G28" office:value-type="string">
            <text:p text:style-name="Standard"/>
          </table:table-cell>
          <table:table-cell table:style-name="Tableau1.H28" office:value-type="string">
            <text:p text:style-name="P9">CamSE</text:p>
          </table:table-cell>
          <table:table-cell table:style-name="Tableau1.I28" office:value-type="string">
            <text:p text:style-name="P9">modeCam</text:p>
          </table:table-cell>
          <table:table-cell table:style-name="Tableau1.J28" office:value-type="string">
            <text:p text:style-name="P9">*</text:p>
          </table:table-cell>
          <table:table-cell table:style-name="Tableau1.K28" office:value-type="string">
            <text:p text:style-name="P9">off</text:p>
          </table:table-cell>
          <table:table-cell table:style-name="Tableau1.L28" office:value-type="string">
            <text:p text:style-name="P9">Caméra arrêtée.</text:p>
          </table:table-cell>
          <table:table-cell table:style-name="Tableau1.M28" office:value-type="string">
            <text:p text:style-name="P10">OK</text:p>
          </table:table-cell>
          <table:table-cell table:style-name="Tableau1.N28" office:value-type="string">
            <text:p text:style-name="P9">Arrête toutes les instances. PROP=modeCam.</text:p>
          </table:table-cell>
        </table:table-row>
        <table:table-row table:style-name="Tableau1.1">
          <table:table-cell table:style-name="Tableau1.A29" office:value-type="string">
            <text:p text:style-name="P9">CAM_FRONT</text:p>
          </table:table-cell>
          <table:table-cell table:style-name="Tableau1.B29" office:value-type="string">
            <text:p text:style-name="P9">SIMPLE</text:p>
          </table:table-cell>
          <table:table-cell table:style-name="Tableau1.C29" office:value-type="string">
            <text:p text:style-name="P9">V</text:p>
          </table:table-cell>
          <table:table-cell table:style-name="Tableau1.D29" office:value-type="string">
            <text:p text:style-name="P9">SE</text:p>
          </table:table-cell>
          <table:table-cell table:style-name="Tableau1.E29" office:value-type="string">
            <text:p text:style-name="P9">0</text:p>
          </table:table-cell>
          <table:table-cell table:style-name="Tableau1.F29" office:value-type="string">
            <text:p text:style-name="P9">caméra avant, vue de face, bascule avant</text:p>
          </table:table-cell>
          <table:table-cell table:style-name="Tableau1.G29" office:value-type="string">
            <text:p text:style-name="Standard"/>
          </table:table-cell>
          <table:table-cell table:style-name="Tableau1.H29" office:value-type="string">
            <text:p text:style-name="P9">CamSE</text:p>
          </table:table-cell>
          <table:table-cell table:style-name="Tableau1.I29" office:value-type="string">
            <text:p text:style-name="P9">modeCam</text:p>
          </table:table-cell>
          <table:table-cell table:style-name="Tableau1.J29" office:value-type="string">
            <text:p text:style-name="P9">front</text:p>
          </table:table-cell>
          <table:table-cell table:style-name="Tableau1.K29" office:value-type="string">
            <text:p text:style-name="P9">stream</text:p>
          </table:table-cell>
          <table:table-cell table:style-name="Tableau1.L29" office:value-type="string">
            <text:p text:style-name="P9">Je bascule sur la caméra avant.</text:p>
          </table:table-cell>
          <table:table-cell table:style-name="Tableau1.M29" office:value-type="string">
            <text:p text:style-name="P10">OK</text:p>
          </table:table-cell>
          <table:table-cell table:style-name="Tableau1.N29" office:value-type="string">
            <text:p text:style-name="P9">Bascule vers objectif avant. INST=front. Corrigé depuis PROP=mode.</text:p>
          </table:table-cell>
        </table:table-row>
        <table:table-row table:style-name="Tableau1.1">
          <table:table-cell table:style-name="Tableau1.A30" office:value-type="string">
            <text:p text:style-name="P9">CAM_REAR</text:p>
          </table:table-cell>
          <table:table-cell table:style-name="Tableau1.B30" office:value-type="string">
            <text:p text:style-name="P9">SIMPLE</text:p>
          </table:table-cell>
          <table:table-cell table:style-name="Tableau1.C30" office:value-type="string">
            <text:p text:style-name="P9">V</text:p>
          </table:table-cell>
          <table:table-cell table:style-name="Tableau1.D30" office:value-type="string">
            <text:p text:style-name="P9">SE</text:p>
          </table:table-cell>
          <table:table-cell table:style-name="Tableau1.E30" office:value-type="string">
            <text:p text:style-name="P9">0</text:p>
          </table:table-cell>
          <table:table-cell table:style-name="Tableau1.F30" office:value-type="string">
            <text:p text:style-name="P9">caméra arrière, vue arrière, bascule arrière</text:p>
          </table:table-cell>
          <table:table-cell table:style-name="Tableau1.G30" office:value-type="string">
            <text:p text:style-name="Standard"/>
          </table:table-cell>
          <table:table-cell table:style-name="Tableau1.H30" office:value-type="string">
            <text:p text:style-name="P9">CamSE</text:p>
          </table:table-cell>
          <table:table-cell table:style-name="Tableau1.I30" office:value-type="string">
            <text:p text:style-name="P9">modeCam</text:p>
          </table:table-cell>
          <table:table-cell table:style-name="Tableau1.J30" office:value-type="string">
            <text:p text:style-name="P9">rear</text:p>
          </table:table-cell>
          <table:table-cell table:style-name="Tableau1.K30" office:value-type="string">
            <text:p text:style-name="P9">stream</text:p>
          </table:table-cell>
          <table:table-cell table:style-name="Tableau1.L30" office:value-type="string">
            <text:p text:style-name="P9">Je bascule sur la caméra arrière.</text:p>
          </table:table-cell>
          <table:table-cell table:style-name="Tableau1.M30" office:value-type="string">
            <text:p text:style-name="P10">OK</text:p>
          </table:table-cell>
          <table:table-cell table:style-name="Tableau1.N30" office:value-type="string">
            <text:p text:style-name="P9">Bascule vers objectif arrière. INST=rear.</text:p>
          </table:table-cell>
        </table:table-row>
        <table:table-row table:style-name="Tableau1.1">
          <table:table-cell table:style-name="Tableau1.A31" office:value-type="string">
            <text:p text:style-name="P9">CAM_SNAP</text:p>
          </table:table-cell>
          <table:table-cell table:style-name="Tableau1.B31" office:value-type="string">
            <text:p text:style-name="P9">SIMPLE</text:p>
          </table:table-cell>
          <table:table-cell table:style-name="Tableau1.C31" office:value-type="string">
            <text:p text:style-name="P9">V</text:p>
          </table:table-cell>
          <table:table-cell table:style-name="Tableau1.D31" office:value-type="string">
            <text:p text:style-name="P9">SE</text:p>
          </table:table-cell>
          <table:table-cell table:style-name="Tableau1.E31" office:value-type="string">
            <text:p text:style-name="P9">0</text:p>
          </table:table-cell>
          <table:table-cell table:style-name="Tableau1.F31" office:value-type="string">
            <text:p text:style-name="P9">prends une photo, snapshot, capture</text:p>
          </table:table-cell>
          <table:table-cell table:style-name="Tableau1.G31" office:value-type="string">
            <text:p text:style-name="Standard"/>
          </table:table-cell>
          <table:table-cell table:style-name="Tableau1.H31" office:value-type="string">
            <text:p text:style-name="P9">CamSE</text:p>
          </table:table-cell>
          <table:table-cell table:style-name="Tableau1.I31" office:value-type="string">
            <text:p text:style-name="P9">snap</text:p>
          </table:table-cell>
          <table:table-cell table:style-name="Tableau1.J31" office:value-type="string">
            <text:p text:style-name="P9">*</text:p>
          </table:table-cell>
          <table:table-cell table:style-name="Tableau1.K31" office:value-type="string">
            <text:p text:style-name="P9">1</text:p>
          </table:table-cell>
          <table:table-cell table:style-name="Tableau1.L31" office:value-type="string">
            <text:p text:style-name="P9">Photo prise.</text:p>
          </table:table-cell>
          <table:table-cell table:style-name="Tableau1.M31" office:value-type="string">
            <text:p text:style-name="P10">OK</text:p>
          </table:table-cell>
          <table:table-cell table:style-name="Tableau1.N31" office:value-type="string">
            <text:p text:style-name="P9">Corrigé : PROP=snap (sans parenthèses). L'URL photo est <text:soft-page-break/>retournée via StreamURL.</text:p>
          </table:table-cell>
        </table:table-row>
        <table:table-row table:style-name="Tableau1.1">
          <table:table-cell table:style-name="Tableau1.A32" table:number-columns-spanned="14" office:value-type="string">
            <text:p text:style-name="P8">■ TORCHE — module Torch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3" office:value-type="string">
            <text:p text:style-name="P9">CAM_TORCH_ON</text:p>
          </table:table-cell>
          <table:table-cell table:style-name="Tableau1.B33" office:value-type="string">
            <text:p text:style-name="P9">SIMPLE</text:p>
          </table:table-cell>
          <table:table-cell table:style-name="Tableau1.C33" office:value-type="string">
            <text:p text:style-name="P9">V</text:p>
          </table:table-cell>
          <table:table-cell table:style-name="Tableau1.D33" office:value-type="string">
            <text:p text:style-name="P9">SE</text:p>
          </table:table-cell>
          <table:table-cell table:style-name="Tableau1.E33" office:value-type="string">
            <text:p text:style-name="P9">0</text:p>
          </table:table-cell>
          <table:table-cell table:style-name="Tableau1.F33" office:value-type="string">
            <text:p text:style-name="P9">allume la lumière, torche, phare, éclairage</text:p>
          </table:table-cell>
          <table:table-cell table:style-name="Tableau1.G33" office:value-type="string">
            <text:p text:style-name="Standard"/>
          </table:table-cell>
          <table:table-cell table:style-name="Tableau1.H33" office:value-type="string">
            <text:p text:style-name="P9">TorchSE</text:p>
          </table:table-cell>
          <table:table-cell table:style-name="Tableau1.I33" office:value-type="string">
            <text:p text:style-name="P9">active</text:p>
          </table:table-cell>
          <table:table-cell table:style-name="Tableau1.J33" office:value-type="string">
            <text:p text:style-name="P9">*</text:p>
          </table:table-cell>
          <table:table-cell table:style-name="Tableau1.K33" office:value-type="string">
            <text:p text:style-name="P9">On</text:p>
          </table:table-cell>
          <table:table-cell table:style-name="Tableau1.L33" office:value-type="string">
            <text:p text:style-name="P9">J'allume la torche.</text:p>
          </table:table-cell>
          <table:table-cell table:style-name="Tableau1.M33" office:value-type="string">
            <text:p text:style-name="P10">OK</text:p>
          </table:table-cell>
          <table:table-cell table:style-name="Tableau1.N33" office:value-type="string">
            <text:p text:style-name="P9">Corrigé V2 : VAR=TorchSE (pas 'Cam'). Hybride : API IP Webcam si stream actif, sinon termux-torch.</text:p>
          </table:table-cell>
        </table:table-row>
        <table:table-row table:style-name="Tableau1.1">
          <table:table-cell table:style-name="Tableau1.A34" office:value-type="string">
            <text:p text:style-name="P9">CAM_TORCH_OFF</text:p>
          </table:table-cell>
          <table:table-cell table:style-name="Tableau1.B34" office:value-type="string">
            <text:p text:style-name="P9">SIMPLE</text:p>
          </table:table-cell>
          <table:table-cell table:style-name="Tableau1.C34" office:value-type="string">
            <text:p text:style-name="P9">V</text:p>
          </table:table-cell>
          <table:table-cell table:style-name="Tableau1.D34" office:value-type="string">
            <text:p text:style-name="P9">SE</text:p>
          </table:table-cell>
          <table:table-cell table:style-name="Tableau1.E34" office:value-type="string">
            <text:p text:style-name="P9">0</text:p>
          </table:table-cell>
          <table:table-cell table:style-name="Tableau1.F34" office:value-type="string">
            <text:p text:style-name="P9">éteins la lumière, coupe le phare, torche off</text:p>
          </table:table-cell>
          <table:table-cell table:style-name="Tableau1.G34" office:value-type="string">
            <text:p text:style-name="Standard"/>
          </table:table-cell>
          <table:table-cell table:style-name="Tableau1.H34" office:value-type="string">
            <text:p text:style-name="P9">TorchSE</text:p>
          </table:table-cell>
          <table:table-cell table:style-name="Tableau1.I34" office:value-type="string">
            <text:p text:style-name="P9">active</text:p>
          </table:table-cell>
          <table:table-cell table:style-name="Tableau1.J34" office:value-type="string">
            <text:p text:style-name="P9">*</text:p>
          </table:table-cell>
          <table:table-cell table:style-name="Tableau1.K34" office:value-type="string">
            <text:p text:style-name="P9">Off</text:p>
          </table:table-cell>
          <table:table-cell table:style-name="Tableau1.L34" office:value-type="string">
            <text:p text:style-name="P9">J'éteins la torche.</text:p>
          </table:table-cell>
          <table:table-cell table:style-name="Tableau1.M34" office:value-type="string">
            <text:p text:style-name="P10">OK</text:p>
          </table:table-cell>
          <table:table-cell table:style-name="Tableau1.N34" office:value-type="string">
            <text:p text:style-name="P9">Symétrique CAM_TORCH_ON.</text:p>
          </table:table-cell>
        </table:table-row>
        <table:table-row table:style-name="Tableau1.1">
          <table:table-cell table:style-name="Tableau1.A35" table:number-columns-spanned="14" office:value-type="string">
            <text:p text:style-name="P8">■ LEDS — anneau L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6" office:value-type="string">
            <text:p text:style-name="P9">LRING_ON</text:p>
          </table:table-cell>
          <table:table-cell table:style-name="Tableau1.B36" office:value-type="string">
            <text:p text:style-name="P9">SIMPLE</text:p>
          </table:table-cell>
          <table:table-cell table:style-name="Tableau1.C36" office:value-type="string">
            <text:p text:style-name="P9">V</text:p>
          </table:table-cell>
          <table:table-cell table:style-name="Tableau1.D36" office:value-type="string">
            <text:p text:style-name="P9">A</text:p>
          </table:table-cell>
          <table:table-cell table:style-name="Tableau1.E36" office:value-type="string">
            <text:p text:style-name="P9">0</text:p>
          </table:table-cell>
          <table:table-cell table:style-name="Tableau1.F36" office:value-type="string">
            <text:p text:style-name="P9">allume les leds, allume l'anneau</text:p>
          </table:table-cell>
          <table:table-cell table:style-name="Tableau1.G36" office:value-type="string">
            <text:p text:style-name="Standard"/>
          </table:table-cell>
          <table:table-cell table:style-name="Tableau1.H36" office:value-type="string">
            <text:p text:style-name="P9">Lring</text:p>
          </table:table-cell>
          <table:table-cell table:style-name="Tableau1.I36" office:value-type="string">
            <text:p text:style-name="P9">act</text:p>
          </table:table-cell>
          <table:table-cell table:style-name="Tableau1.J36" office:value-type="string">
            <text:p text:style-name="P9">*</text:p>
          </table:table-cell>
          <table:table-cell table:style-name="Tableau1.K36" office:value-type="string">
            <text:p text:style-name="P9">1</text:p>
          </table:table-cell>
          <table:table-cell table:style-name="Tableau1.L36" office:value-type="string">
            <text:p text:style-name="P9">Leds allumées.</text:p>
          </table:table-cell>
          <table:table-cell table:style-name="Tableau1.M36" office:value-type="string">
            <text:p text:style-name="P10">OK</text:p>
          </table:table-cell>
          <table:table-cell table:style-name="Tableau1.N36" office:value-type="string">
            <text:p text:style-name="P9">Corrigé : VAR=Lring (L minuscule). PROP=act (Table A).</text:p>
          </table:table-cell>
        </table:table-row>
        <table:table-row table:style-name="Tableau1.1">
          <table:table-cell table:style-name="Tableau1.A37" office:value-type="string">
            <text:p text:style-name="P9">LRING_OFF</text:p>
          </table:table-cell>
          <table:table-cell table:style-name="Tableau1.B37" office:value-type="string">
            <text:p text:style-name="P9">SIMPLE</text:p>
          </table:table-cell>
          <table:table-cell table:style-name="Tableau1.C37" office:value-type="string">
            <text:p text:style-name="P9">V</text:p>
          </table:table-cell>
          <table:table-cell table:style-name="Tableau1.D37" office:value-type="string">
            <text:p text:style-name="P9">A</text:p>
          </table:table-cell>
          <table:table-cell table:style-name="Tableau1.E37" office:value-type="string">
            <text:p text:style-name="P9">0</text:p>
          </table:table-cell>
          <table:table-cell table:style-name="Tableau1.F37" office:value-type="string">
            <text:p text:style-name="P9">éteins les leds, éteins l'anneau</text:p>
          </table:table-cell>
          <table:table-cell table:style-name="Tableau1.G37" office:value-type="string">
            <text:p text:style-name="Standard"/>
          </table:table-cell>
          <table:table-cell table:style-name="Tableau1.H37" office:value-type="string">
            <text:p text:style-name="P9">Lring</text:p>
          </table:table-cell>
          <table:table-cell table:style-name="Tableau1.I37" office:value-type="string">
            <text:p text:style-name="P9">act</text:p>
          </table:table-cell>
          <table:table-cell table:style-name="Tableau1.J37" office:value-type="string">
            <text:p text:style-name="P9">*</text:p>
          </table:table-cell>
          <table:table-cell table:style-name="Tableau1.K37" office:value-type="string">
            <text:p text:style-name="P9">0</text:p>
          </table:table-cell>
          <table:table-cell table:style-name="Tableau1.L37" office:value-type="string">
            <text:p text:style-name="P9">Leds éteintes.</text:p>
          </table:table-cell>
          <table:table-cell table:style-name="Tableau1.M37" office:value-type="string">
            <text:p text:style-name="P10">OK</text:p>
          </table:table-cell>
          <table:table-cell table:style-name="Tableau1.N37" office:value-type="string">
            <text:p text:style-name="Standard"/>
          </table:table-cell>
        </table:table-row>
        <table:table-row table:style-name="Tableau1.1">
          <table:table-cell table:style-name="Tableau1.A38" office:value-type="string">
            <text:p text:style-name="P9">LRING_SMILE</text:p>
          </table:table-cell>
          <table:table-cell table:style-name="Tableau1.B38" office:value-type="string">
            <text:p text:style-name="P9">SIMPLE</text:p>
          </table:table-cell>
          <table:table-cell table:style-name="Tableau1.C38" office:value-type="string">
            <text:p text:style-name="P9">V</text:p>
          </table:table-cell>
          <table:table-cell table:style-name="Tableau1.D38" office:value-type="string">
            <text:p text:style-name="P9">A</text:p>
          </table:table-cell>
          <table:table-cell table:style-name="Tableau1.E38" office:value-type="string">
            <text:p text:style-name="P9">0</text:p>
          </table:table-cell>
          <table:table-cell table:style-name="Tableau1.F38" office:value-type="string">
            <text:p text:style-name="P9">souris, fais un sourire, expression sourire</text:p>
          </table:table-cell>
          <table:table-cell table:style-name="Tableau1.G38" office:value-type="string">
            <text:p text:style-name="Standard"/>
          </table:table-cell>
          <table:table-cell table:style-name="Tableau1.H38" office:value-type="string">
            <text:p text:style-name="P9">Lring</text:p>
          </table:table-cell>
          <table:table-cell table:style-name="Tableau1.I38" office:value-type="string">
            <text:p text:style-name="P9">expr</text:p>
          </table:table-cell>
          <table:table-cell table:style-name="Tableau1.J38" office:value-type="string">
            <text:p text:style-name="P9">*</text:p>
          </table:table-cell>
          <table:table-cell table:style-name="Tableau1.K38" office:value-type="string">
            <text:p text:style-name="P9">smile</text:p>
          </table:table-cell>
          <table:table-cell table:style-name="Tableau1.L38" office:value-type="string">
            <text:p text:style-name="P9">Voilà mon plus beau sourire.</text:p>
          </table:table-cell>
          <table:table-cell table:style-name="Tableau1.M38" office:value-type="string">
            <text:p text:style-name="P10">OK</text:p>
          </table:table-cell>
          <table:table-cell table:style-name="Tableau1.N38" office:value-type="string">
            <text:p text:style-name="P9">Val normalisée en minuscules.</text:p>
          </table:table-cell>
        </table:table-row>
        <table:table-row table:style-name="Tableau1.1">
          <table:table-cell table:style-name="Tableau1.A39" office:value-type="string">
            <text:p text:style-name="P9">LRING_SAD</text:p>
          </table:table-cell>
          <table:table-cell table:style-name="Tableau1.B39" office:value-type="string">
            <text:p text:style-name="P9">SIMPLE</text:p>
          </table:table-cell>
          <table:table-cell table:style-name="Tableau1.C39" office:value-type="string">
            <text:p text:style-name="P9">V</text:p>
          </table:table-cell>
          <table:table-cell table:style-name="Tableau1.D39" office:value-type="string">
            <text:p text:style-name="P9">A</text:p>
          </table:table-cell>
          <table:table-cell table:style-name="Tableau1.E39" office:value-type="string">
            <text:p text:style-name="P9">0</text:p>
          </table:table-cell>
          <table:table-cell table:style-name="Tableau1.F39" office:value-type="string">
            <text:p text:style-name="P9">triste, sois triste, expression triste</text:p>
          </table:table-cell>
          <table:table-cell table:style-name="Tableau1.G39" office:value-type="string">
            <text:p text:style-name="Standard"/>
          </table:table-cell>
          <table:table-cell table:style-name="Tableau1.H39" office:value-type="string">
            <text:p text:style-name="P9">Lring</text:p>
          </table:table-cell>
          <table:table-cell table:style-name="Tableau1.I39" office:value-type="string">
            <text:p text:style-name="P9">expr</text:p>
          </table:table-cell>
          <table:table-cell table:style-name="Tableau1.J39" office:value-type="string">
            <text:p text:style-name="P9">*</text:p>
          </table:table-cell>
          <table:table-cell table:style-name="Tableau1.K39" office:value-type="string">
            <text:p text:style-name="P9">triste</text:p>
          </table:table-cell>
          <table:table-cell table:style-name="Tableau1.L39" office:value-type="string">
            <text:p text:style-name="P9">Je suis triste.</text:p>
          </table:table-cell>
          <table:table-cell table:style-name="Tableau1.M39" office:value-type="string">
            <text:p text:style-name="P10">OK</text:p>
          </table:table-cell>
          <table:table-cell table:style-name="Tableau1.N39" office:value-type="string">
            <text:p text:style-name="Standard"/>
          </table:table-cell>
        </table:table-row>
        <table:table-row table:style-name="Tableau1.1">
          <table:table-cell table:style-name="Tableau1.A40" office:value-type="string">
            <text:p text:style-name="P9">LRING_NEUTRAL</text:p>
          </table:table-cell>
          <table:table-cell table:style-name="Tableau1.B40" office:value-type="string">
            <text:p text:style-name="P9">SIMPLE</text:p>
          </table:table-cell>
          <table:table-cell table:style-name="Tableau1.C40" office:value-type="string">
            <text:p text:style-name="P9">V</text:p>
          </table:table-cell>
          <table:table-cell table:style-name="Tableau1.D40" office:value-type="string">
            <text:p text:style-name="P9">A</text:p>
          </table:table-cell>
          <table:table-cell table:style-name="Tableau1.E40" office:value-type="string">
            <text:p text:style-name="P9">0</text:p>
          </table:table-cell>
          <table:table-cell table:style-name="Tableau1.F40" office:value-type="string">
            <text:p text:style-name="P9">neutre, expression neutre, visage neutre</text:p>
          </table:table-cell>
          <table:table-cell table:style-name="Tableau1.G40" office:value-type="string">
            <text:p text:style-name="Standard"/>
          </table:table-cell>
          <table:table-cell table:style-name="Tableau1.H40" office:value-type="string">
            <text:p text:style-name="P9">Lring</text:p>
          </table:table-cell>
          <table:table-cell table:style-name="Tableau1.I40" office:value-type="string">
            <text:p text:style-name="P9">expr</text:p>
          </table:table-cell>
          <table:table-cell table:style-name="Tableau1.J40" office:value-type="string">
            <text:p text:style-name="P9">*</text:p>
          </table:table-cell>
          <table:table-cell table:style-name="Tableau1.K40" office:value-type="string">
            <text:p text:style-name="P9">neutral</text:p>
          </table:table-cell>
          <table:table-cell table:style-name="Tableau1.L40" office:value-type="string">
            <text:p text:style-name="P9">Expression neutre.</text:p>
          </table:table-cell>
          <table:table-cell table:style-name="Tableau1.M40" office:value-type="string">
            <text:p text:style-name="P10">OK</text:p>
          </table:table-cell>
          <table:table-cell table:style-name="Tableau1.N40" office:value-type="string">
            <text:p text:style-name="Standard"/>
          </table:table-cell>
        </table:table-row>
        <table:table-row table:style-name="Tableau1.1">
          <table:table-cell table:style-name="Tableau1.A41" office:value-type="string">
            <text:p text:style-name="P9">LRING_SURPRISED</text:p>
          </table:table-cell>
          <table:table-cell table:style-name="Tableau1.B41" office:value-type="string">
            <text:p text:style-name="P9">SIMPLE</text:p>
          </table:table-cell>
          <table:table-cell table:style-name="Tableau1.C41" office:value-type="string">
            <text:p text:style-name="P9">V</text:p>
          </table:table-cell>
          <table:table-cell table:style-name="Tableau1.D41" office:value-type="string">
            <text:p text:style-name="P9">A</text:p>
          </table:table-cell>
          <table:table-cell table:style-name="Tableau1.E41" office:value-type="string">
            <text:p text:style-name="P9">0</text:p>
          </table:table-cell>
          <table:table-cell table:style-name="Tableau1.F41" office:value-type="string">
            <text:p text:style-name="P9">étonné, surpris, expression étonnement</text:p>
          </table:table-cell>
          <table:table-cell table:style-name="Tableau1.G41" office:value-type="string">
            <text:p text:style-name="Standard"/>
          </table:table-cell>
          <table:table-cell table:style-name="Tableau1.H41" office:value-type="string">
            <text:p text:style-name="P9">Lring</text:p>
          </table:table-cell>
          <table:table-cell table:style-name="Tableau1.I41" office:value-type="string">
            <text:p text:style-name="P9">expr</text:p>
          </table:table-cell>
          <table:table-cell table:style-name="Tableau1.J41" office:value-type="string">
            <text:p text:style-name="P9">*</text:p>
          </table:table-cell>
          <table:table-cell table:style-name="Tableau1.K41" office:value-type="string">
            <text:p text:style-name="P9">étonnement</text:p>
          </table:table-cell>
          <table:table-cell table:style-name="Tableau1.L41" office:value-type="string">
            <text:p text:style-name="P9">Oh !</text:p>
          </table:table-cell>
          <table:table-cell table:style-name="Tableau1.M41" office:value-type="string">
            <text:p text:style-name="P10">OK</text:p>
          </table:table-cell>
          <table:table-cell table:style-name="Tableau1.N41" office:value-type="string">
            <text:p text:style-name="Standard"/>
          </table:table-cell>
        </table:table-row>
        <table:table-row table:style-name="Tableau1.1">
          <table:table-cell table:style-name="Tableau1.A42" office:value-type="string">
            <text:p text:style-name="P9">LRING_ANGRY</text:p>
          </table:table-cell>
          <table:table-cell table:style-name="Tableau1.B42" office:value-type="string">
            <text:p text:style-name="P9">SIMPLE</text:p>
          </table:table-cell>
          <table:table-cell table:style-name="Tableau1.C42" office:value-type="string">
            <text:p text:style-name="P9">V</text:p>
          </table:table-cell>
          <table:table-cell table:style-name="Tableau1.D42" office:value-type="string">
            <text:p text:style-name="P9">A</text:p>
          </table:table-cell>
          <table:table-cell table:style-name="Tableau1.E42" office:value-type="string">
            <text:p text:style-name="P9">0</text:p>
          </table:table-cell>
          <table:table-cell table:style-name="Tableau1.F42" office:value-type="string">
            <text:p text:style-name="P9">en colère, fâché, expression colère</text:p>
          </table:table-cell>
          <table:table-cell table:style-name="Tableau1.G42" office:value-type="string">
            <text:p text:style-name="Standard"/>
          </table:table-cell>
          <table:table-cell table:style-name="Tableau1.H42" office:value-type="string">
            <text:p text:style-name="P9">Lring</text:p>
          </table:table-cell>
          <table:table-cell table:style-name="Tableau1.I42" office:value-type="string">
            <text:p text:style-name="P9">expr</text:p>
          </table:table-cell>
          <table:table-cell table:style-name="Tableau1.J42" office:value-type="string">
            <text:p text:style-name="P9">*</text:p>
          </table:table-cell>
          <table:table-cell table:style-name="Tableau1.K42" office:value-type="string">
            <text:p text:style-name="P9">colère</text:p>
          </table:table-cell>
          <table:table-cell table:style-name="Tableau1.L42" office:value-type="string">
            <text:p text:style-name="P9">Grrr !</text:p>
          </table:table-cell>
          <table:table-cell table:style-name="Tableau1.M42" office:value-type="string">
            <text:p text:style-name="P10">OK</text:p>
          </table:table-cell>
          <table:table-cell table:style-name="Tableau1.N42" office:value-type="string">
            <text:p text:style-name="Standard"/>
          </table:table-cell>
        </table:table-row>
        <table:table-row table:style-name="Tableau1.1">
          <table:table-cell table:style-name="Tableau1.A43" office:value-type="string">
            <text:p text:style-name="P9">LRING_BRIGHTNESS</text:p>
          </table:table-cell>
          <table:table-cell table:style-name="Tableau1.B43" office:value-type="string">
            <text:p text:style-name="P9">PLAN</text:p>
          </table:table-cell>
          <table:table-cell table:style-name="Tableau1.C43" office:value-type="string">
            <text:p text:style-name="P9">V</text:p>
          </table:table-cell>
          <table:table-cell table:style-name="Tableau1.D43" office:value-type="string">
            <text:p text:style-name="P9">A</text:p>
          </table:table-cell>
          <table:table-cell table:style-name="Tableau1.E43" office:value-type="string">
            <text:p text:style-name="P9">0</text:p>
          </table:table-cell>
          <table:table-cell table:style-name="Tableau1.F43" office:value-type="string">
            <text:p text:style-name="P9">intensité, luminosité</text:p>
          </table:table-cell>
          <table:table-cell table:style-name="Tableau1.G43" office:value-type="string">
            <text:p text:style-name="Standard"/>
          </table:table-cell>
          <table:table-cell table:style-name="Tableau1.H43" office:value-type="string">
            <text:p text:style-name="P9">Lring</text:p>
          </table:table-cell>
          <table:table-cell table:style-name="Tableau1.I43" office:value-type="string">
            <text:p text:style-name="P9">lumin</text:p>
          </table:table-cell>
          <table:table-cell table:style-name="Tableau1.J43" office:value-type="string">
            <text:p text:style-name="P9">*</text:p>
          </table:table-cell>
          <table:table-cell table:style-name="Tableau1.K43" office:value-type="string">
            <text:p text:style-name="P9">[calculé]</text:p>
          </table:table-cell>
          <table:table-cell table:style-name="Tableau1.L43" office:value-type="string">
            <text:p text:style-name="P9">Je règle la luminosité.</text:p>
          </table:table-cell>
          <table:table-cell table:style-name="Tableau1.M43" office:value-type="string">
            <text:p text:style-name="P10">OK</text:p>
          </table:table-cell>
          <table:table-cell table:style-name="Tableau1.N43" office:value-type="string">
            <text:p text:style-name="P9">Corrigé : PROP=lumin (ancienne version 'int'). Plage 0–255.</text:p>
          </table:table-cell>
        </table:table-row>
        <table:table-row table:style-name="Tableau1.1">
          <table:table-cell table:style-name="Tableau1.A44" office:value-type="string">
            <text:p text:style-name="P9">LRUB_SET_RGB</text:p>
          </table:table-cell>
          <table:table-cell table:style-name="Tableau1.B44" office:value-type="string">
            <text:p text:style-name="P9">SIMPLE</text:p>
          </table:table-cell>
          <table:table-cell table:style-name="Tableau1.C44" office:value-type="string">
            <text:p text:style-name="P9">V</text:p>
          </table:table-cell>
          <table:table-cell table:style-name="Tableau1.D44" office:value-type="string">
            <text:p text:style-name="P9">A</text:p>
          </table:table-cell>
          <table:table-cell table:style-name="Tableau1.E44" office:value-type="string">
            <text:p text:style-name="P9">0</text:p>
          </table:table-cell>
          <table:table-cell table:style-name="Tableau1.F44" office:value-type="string">
            <text:p text:style-name="P9">change de couleur, allume les leds ruban, lumière ruban</text:p>
          </table:table-cell>
          <table:table-cell table:style-name="Tableau1.G44" office:value-type="string">
            <text:p text:style-name="Standard"/>
          </table:table-cell>
          <table:table-cell table:style-name="Tableau1.H44" office:value-type="string">
            <text:p text:style-name="P9">Lrub</text:p>
          </table:table-cell>
          <table:table-cell table:style-name="Tableau1.I44" office:value-type="string">
            <text:p text:style-name="P9">mode</text:p>
          </table:table-cell>
          <table:table-cell table:style-name="Tableau1.J44" office:value-type="string">
            <text:p text:style-name="P9">*</text:p>
          </table:table-cell>
          <table:table-cell table:style-name="Tableau1.K44" office:value-type="string">
            <text:p text:style-name="P9">2</text:p>
          </table:table-cell>
          <table:table-cell table:style-name="Tableau1.L44" office:value-type="string">
            <text:p text:style-name="P9">Couleur changée.</text:p>
          </table:table-cell>
          <table:table-cell table:style-name="Tableau1.M44" office:value-type="string">
            <text:p text:style-name="P11">Pro</text:p>
          </table:table-cell>
          <table:table-cell table:style-name="Tableau1.N44" office:value-type="string">
            <text:p text:style-name="P9">Passe le ruban en mode fixe (2). V2. Feedback visuel suite à commande vocale.</text:p>
          </table:table-cell>
        </table:table-row>
        <table:table-row table:style-name="Tableau1.1">
          <table:table-cell table:style-name="Tableau1.A45" table:number-columns-spanned="14" office:value-type="string">
            <text:p text:style-name="P8">■ SERVOS — orientation tê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6" office:value-type="string">
            <text:p text:style-name="P9">SRV_HEAD_UP</text:p>
          </table:table-cell>
          <table:table-cell table:style-name="Tableau1.B46" office:value-type="string">
            <text:p text:style-name="P9">SIMPLE</text:p>
          </table:table-cell>
          <table:table-cell table:style-name="Tableau1.C46" office:value-type="string">
            <text:p text:style-name="P9">V</text:p>
          </table:table-cell>
          <table:table-cell table:style-name="Tableau1.D46" office:value-type="string">
            <text:p text:style-name="P9">A</text:p>
          </table:table-cell>
          <table:table-cell table:style-name="Tableau1.E46" office:value-type="string">
            <text:p text:style-name="P9">0</text:p>
          </table:table-cell>
          <table:table-cell table:style-name="Tableau1.F46" office:value-type="string">
            <text:p text:style-name="P9">lève la tête, regarde en haut, haut</text:p>
          </table:table-cell>
          <table:table-cell table:style-name="Tableau1.G46" office:value-type="string">
            <text:p text:style-name="Standard"/>
          </table:table-cell>
          <table:table-cell table:style-name="Tableau1.H46" office:value-type="string">
            <text:p text:style-name="P9">Srv</text:p>
          </table:table-cell>
          <table:table-cell table:style-name="Tableau1.I46" office:value-type="string">
            <text:p text:style-name="P9">angle</text:p>
          </table:table-cell>
          <table:table-cell table:style-name="Tableau1.J46" office:value-type="string">
            <text:p text:style-name="P9">THB</text:p>
          </table:table-cell>
          <table:table-cell table:style-name="Tableau1.K46" office:value-type="string">
            <text:p text:style-name="P9">120</text:p>
          </table:table-cell>
          <table:table-cell table:style-name="Tableau1.L46" office:value-type="string">
            <text:p text:style-name="P9">Je lève la tête.</text:p>
          </table:table-cell>
          <table:table-cell table:style-name="Tableau1.M46" office:value-type="string">
            <text:p text:style-name="P10">OK</text:p>
          </table:table-cell>
          <table:table-cell table:style-name="Tableau1.N46" office:value-type="string">
            <text:p text:style-name="P9">INST=THB (Tête Haut-Bas).</text:p>
          </table:table-cell>
        </table:table-row>
        <table:table-row table:style-name="Tableau1.1">
          <table:table-cell table:style-name="Tableau1.A47" office:value-type="string">
            <text:p text:style-name="P9">SRV_HEAD_DOWN</text:p>
          </table:table-cell>
          <table:table-cell table:style-name="Tableau1.B47" office:value-type="string">
            <text:p text:style-name="P9">SIMPLE</text:p>
          </table:table-cell>
          <table:table-cell table:style-name="Tableau1.C47" office:value-type="string">
            <text:p text:style-name="P9">V</text:p>
          </table:table-cell>
          <table:table-cell table:style-name="Tableau1.D47" office:value-type="string">
            <text:p text:style-name="P9">A</text:p>
          </table:table-cell>
          <table:table-cell table:style-name="Tableau1.E47" office:value-type="string">
            <text:p text:style-name="P9">0</text:p>
          </table:table-cell>
          <table:table-cell table:style-name="Tableau1.F47" office:value-type="string">
            <text:p text:style-name="P9">baisse la tête, regarde en bas, bas</text:p>
          </table:table-cell>
          <table:table-cell table:style-name="Tableau1.G47" office:value-type="string">
            <text:p text:style-name="Standard"/>
          </table:table-cell>
          <table:table-cell table:style-name="Tableau1.H47" office:value-type="string">
            <text:p text:style-name="P9">Srv</text:p>
          </table:table-cell>
          <table:table-cell table:style-name="Tableau1.I47" office:value-type="string">
            <text:p text:style-name="P9">angle</text:p>
          </table:table-cell>
          <table:table-cell table:style-name="Tableau1.J47" office:value-type="string">
            <text:p text:style-name="P9">THB</text:p>
          </table:table-cell>
          <table:table-cell table:style-name="Tableau1.K47" office:value-type="string">
            <text:p text:style-name="P9">30</text:p>
          </table:table-cell>
          <table:table-cell table:style-name="Tableau1.L47" office:value-type="string">
            <text:p text:style-name="P9">Je baisse la tête.</text:p>
          </table:table-cell>
          <table:table-cell table:style-name="Tableau1.M47" office:value-type="string">
            <text:p text:style-name="P10">OK</text:p>
          </table:table-cell>
          <table:table-cell table:style-name="Tableau1.N47" office:value-type="string">
            <text:p text:style-name="Standard"/>
          </table:table-cell>
        </table:table-row>
        <table:table-row table:style-name="Tableau1.1">
          <table:table-cell table:style-name="Tableau1.A48" office:value-type="string">
            <text:p text:style-name="P9">SRV_HEAD_RIGHT</text:p>
          </table:table-cell>
          <table:table-cell table:style-name="Tableau1.B48" office:value-type="string">
            <text:p text:style-name="P9">SIMPLE</text:p>
          </table:table-cell>
          <table:table-cell table:style-name="Tableau1.C48" office:value-type="string">
            <text:p text:style-name="P9">V</text:p>
          </table:table-cell>
          <table:table-cell table:style-name="Tableau1.D48" office:value-type="string">
            <text:p text:style-name="P9">A</text:p>
          </table:table-cell>
          <table:table-cell table:style-name="Tableau1.E48" office:value-type="string">
            <text:p text:style-name="P9">0</text:p>
          </table:table-cell>
          <table:table-cell table:style-name="Tableau1.F48" office:value-type="string">
            <text:p text:style-name="P9">regarde à droite, tourne la tête à droite</text:p>
          </table:table-cell>
          <table:table-cell table:style-name="Tableau1.G48" office:value-type="string">
            <text:p text:style-name="Standard"/>
          </table:table-cell>
          <table:table-cell table:style-name="Tableau1.H48" office:value-type="string">
            <text:p text:style-name="P9">Srv</text:p>
          </table:table-cell>
          <table:table-cell table:style-name="Tableau1.I48" office:value-type="string">
            <text:p text:style-name="P9">angle</text:p>
          </table:table-cell>
          <table:table-cell table:style-name="Tableau1.J48" office:value-type="string">
            <text:p text:style-name="P9">TGD</text:p>
          </table:table-cell>
          <table:table-cell table:style-name="Tableau1.K48" office:value-type="string">
            <text:p text:style-name="P9">60</text:p>
          </table:table-cell>
          <table:table-cell table:style-name="Tableau1.L48" office:value-type="string">
            <text:p text:style-name="P9">Je regarde à droite.</text:p>
          </table:table-cell>
          <table:table-cell table:style-name="Tableau1.M48" office:value-type="string">
            <text:p text:style-name="P10">OK</text:p>
          </table:table-cell>
          <table:table-cell table:style-name="Tableau1.N48" office:value-type="string">
            <text:p text:style-name="P9">INST=TGD (Tête Gauche-Droite).</text:p>
          </table:table-cell>
        </table:table-row>
        <table:table-row table:style-name="Tableau1.1">
          <table:table-cell table:style-name="Tableau1.A49" office:value-type="string">
            <text:p text:style-name="P9">SRV_HEAD_LEFT</text:p>
          </table:table-cell>
          <table:table-cell table:style-name="Tableau1.B49" office:value-type="string">
            <text:p text:style-name="P9">SIMPLE</text:p>
          </table:table-cell>
          <table:table-cell table:style-name="Tableau1.C49" office:value-type="string">
            <text:p text:style-name="P9">V</text:p>
          </table:table-cell>
          <table:table-cell table:style-name="Tableau1.D49" office:value-type="string">
            <text:p text:style-name="P9">A</text:p>
          </table:table-cell>
          <table:table-cell table:style-name="Tableau1.E49" office:value-type="string">
            <text:p text:style-name="P9">0</text:p>
          </table:table-cell>
          <table:table-cell table:style-name="Tableau1.F49" office:value-type="string">
            <text:p text:style-name="P9">regarde à gauche, tourne la tête à gauche</text:p>
          </table:table-cell>
          <table:table-cell table:style-name="Tableau1.G49" office:value-type="string">
            <text:p text:style-name="Standard"/>
          </table:table-cell>
          <table:table-cell table:style-name="Tableau1.H49" office:value-type="string">
            <text:p text:style-name="P9">Srv</text:p>
          </table:table-cell>
          <table:table-cell table:style-name="Tableau1.I49" office:value-type="string">
            <text:p text:style-name="P9">angle</text:p>
          </table:table-cell>
          <table:table-cell table:style-name="Tableau1.J49" office:value-type="string">
            <text:p text:style-name="P9">TGD</text:p>
          </table:table-cell>
          <table:table-cell table:style-name="Tableau1.K49" office:value-type="string">
            <text:p text:style-name="P9">0</text:p>
          </table:table-cell>
          <table:table-cell table:style-name="Tableau1.L49" office:value-type="string">
            <text:p text:style-name="P9">Je regarde à gauche.</text:p>
          </table:table-cell>
          <table:table-cell table:style-name="Tableau1.M49" office:value-type="string">
            <text:p text:style-name="P10">OK</text:p>
          </table:table-cell>
          <table:table-cell table:style-name="Tableau1.N49" office:value-type="string">
            <text:p text:style-name="Standard"/>
          </table:table-cell>
        </table:table-row>
        <table:table-row table:style-name="Tableau1.1">
          <table:table-cell table:style-name="Tableau1.A50" office:value-type="string">
            <text:p text:style-name="P9">SRV_HEAD_CENTE<text:soft-page-break/>R</text:p>
          </table:table-cell>
          <table:table-cell table:style-name="Tableau1.B50" office:value-type="string">
            <text:p text:style-name="P9">SIMPLE</text:p>
          </table:table-cell>
          <table:table-cell table:style-name="Tableau1.C50" office:value-type="string">
            <text:p text:style-name="P9">V</text:p>
          </table:table-cell>
          <table:table-cell table:style-name="Tableau1.D50" office:value-type="string">
            <text:p text:style-name="P9">A</text:p>
          </table:table-cell>
          <table:table-cell table:style-name="Tableau1.E50" office:value-type="string">
            <text:p text:style-name="P9">0</text:p>
          </table:table-cell>
          <table:table-cell table:style-name="Tableau1.F50" office:value-type="string">
            <text:p text:style-name="P9">regarde devant, tout droit, centre</text:p>
          </table:table-cell>
          <table:table-cell table:style-name="Tableau1.G50" office:value-type="string">
            <text:p text:style-name="Standard"/>
          </table:table-cell>
          <table:table-cell table:style-name="Tableau1.H50" office:value-type="string">
            <text:p text:style-name="P9">Srv</text:p>
          </table:table-cell>
          <table:table-cell table:style-name="Tableau1.I50" office:value-type="string">
            <text:p text:style-name="P9">angle</text:p>
          </table:table-cell>
          <table:table-cell table:style-name="Tableau1.J50" office:value-type="string">
            <text:p text:style-name="P9">TGD</text:p>
          </table:table-cell>
          <table:table-cell table:style-name="Tableau1.K50" office:value-type="string">
            <text:p text:style-name="P9">30</text:p>
          </table:table-cell>
          <table:table-cell table:style-name="Tableau1.L50" office:value-type="string">
            <text:p text:style-name="P9">Je regarde devant moi.</text:p>
          </table:table-cell>
          <table:table-cell table:style-name="Tableau1.M50" office:value-type="string">
            <text:p text:style-name="P10">OK</text:p>
          </table:table-cell>
          <table:table-cell table:style-name="Tableau1.N50" office:value-type="string">
            <text:p text:style-name="P9">Position centrale TGD.</text:p>
          </table:table-cell>
        </table:table-row>
        <table:table-row table:style-name="Tableau1.1">
          <table:table-cell table:style-name="Tableau1.A51" office:value-type="string">
            <text:p text:style-name="P9">SRV_HEAD_ANGLE</text:p>
          </table:table-cell>
          <table:table-cell table:style-name="Tableau1.B51" office:value-type="string">
            <text:p text:style-name="P9">PLAN</text:p>
          </table:table-cell>
          <table:table-cell table:style-name="Tableau1.C51" office:value-type="string">
            <text:p text:style-name="P9">V</text:p>
          </table:table-cell>
          <table:table-cell table:style-name="Tableau1.D51" office:value-type="string">
            <text:p text:style-name="P9">A</text:p>
          </table:table-cell>
          <table:table-cell table:style-name="Tableau1.E51" office:value-type="string">
            <text:p text:style-name="P9">0</text:p>
          </table:table-cell>
          <table:table-cell table:style-name="Tableau1.F51" office:value-type="string">
            <text:p text:style-name="P9">tourne la tête de, incline la tête de</text:p>
          </table:table-cell>
          <table:table-cell table:style-name="Tableau1.G51" office:value-type="string">
            <text:p text:style-name="Standard"/>
          </table:table-cell>
          <table:table-cell table:style-name="Tableau1.H51" office:value-type="string">
            <text:p text:style-name="P9">Srv</text:p>
          </table:table-cell>
          <table:table-cell table:style-name="Tableau1.I51" office:value-type="string">
            <text:p text:style-name="P9">angle</text:p>
          </table:table-cell>
          <table:table-cell table:style-name="Tableau1.J51" office:value-type="string">
            <text:p text:style-name="P9">TGD</text:p>
          </table:table-cell>
          <table:table-cell table:style-name="Tableau1.K51" office:value-type="string">
            <text:p text:style-name="P9">[calculé]</text:p>
          </table:table-cell>
          <table:table-cell table:style-name="Tableau1.L51" office:value-type="string">
            <text:p text:style-name="P9">Je tourne la tête.</text:p>
          </table:table-cell>
          <table:table-cell table:style-name="Tableau1.M51" office:value-type="string">
            <text:p text:style-name="P10">OK</text:p>
          </table:table-cell>
          <table:table-cell table:style-name="Tableau1.N51" office:value-type="string">
            <text:p text:style-name="P9">Angle extrait du discours. Plage : 0–180°.</text:p>
          </table:table-cell>
        </table:table-row>
        <table:table-row table:style-name="Tableau1.1">
          <table:table-cell table:style-name="Tableau1.A52" table:number-columns-spanned="14" office:value-type="string">
            <text:p text:style-name="P8">■ APPLICATIONS — gestionnaire Appl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53" office:value-type="string">
            <text:p text:style-name="P9">APP_TASKER_ON</text:p>
          </table:table-cell>
          <table:table-cell table:style-name="Tableau1.B53" office:value-type="string">
            <text:p text:style-name="P9">SIMPLE</text:p>
          </table:table-cell>
          <table:table-cell table:style-name="Tableau1.C53" office:value-type="string">
            <text:p text:style-name="P9">V</text:p>
          </table:table-cell>
          <table:table-cell table:style-name="Tableau1.D53" office:value-type="string">
            <text:p text:style-name="P9">SE</text:p>
          </table:table-cell>
          <table:table-cell table:style-name="Tableau1.E53" office:value-type="string">
            <text:p text:style-name="P9">0</text:p>
          </table:table-cell>
          <table:table-cell table:style-name="Tableau1.F53" office:value-type="string">
            <text:p text:style-name="P9">lance tasker, démarre tasker</text:p>
          </table:table-cell>
          <table:table-cell table:style-name="Tableau1.G53" office:value-type="string">
            <text:p text:style-name="Standard"/>
          </table:table-cell>
          <table:table-cell table:style-name="Tableau1.H53" office:value-type="string">
            <text:p text:style-name="P9">Appli</text:p>
          </table:table-cell>
          <table:table-cell table:style-name="Tableau1.I53" office:value-type="string">
            <text:p text:style-name="P9">tasker</text:p>
          </table:table-cell>
          <table:table-cell table:style-name="Tableau1.J53" office:value-type="string">
            <text:p text:style-name="P9">*</text:p>
          </table:table-cell>
          <table:table-cell table:style-name="Tableau1.K53" office:value-type="string">
            <text:p text:style-name="P9">On</text:p>
          </table:table-cell>
          <table:table-cell table:style-name="Tableau1.L53" office:value-type="string">
            <text:p text:style-name="P9">Tasker démarré.</text:p>
          </table:table-cell>
          <table:table-cell table:style-name="Tableau1.M53" office:value-type="string">
            <text:p text:style-name="P10">OK</text:p>
          </table:table-cell>
          <table:table-cell table:style-name="Tableau1.N53" office:value-type="string">
            <text:p text:style-name="Standard"/>
          </table:table-cell>
        </table:table-row>
        <table:table-row table:style-name="Tableau1.1">
          <table:table-cell table:style-name="Tableau1.A54" office:value-type="string">
            <text:p text:style-name="P9">APP_TASKER_OFF</text:p>
          </table:table-cell>
          <table:table-cell table:style-name="Tableau1.B54" office:value-type="string">
            <text:p text:style-name="P9">SIMPLE</text:p>
          </table:table-cell>
          <table:table-cell table:style-name="Tableau1.C54" office:value-type="string">
            <text:p text:style-name="P9">V</text:p>
          </table:table-cell>
          <table:table-cell table:style-name="Tableau1.D54" office:value-type="string">
            <text:p text:style-name="P9">SE</text:p>
          </table:table-cell>
          <table:table-cell table:style-name="Tableau1.E54" office:value-type="string">
            <text:p text:style-name="P9">0</text:p>
          </table:table-cell>
          <table:table-cell table:style-name="Tableau1.F54" office:value-type="string">
            <text:p text:style-name="P9">arrête tasker, ferme tasker</text:p>
          </table:table-cell>
          <table:table-cell table:style-name="Tableau1.G54" office:value-type="string">
            <text:p text:style-name="Standard"/>
          </table:table-cell>
          <table:table-cell table:style-name="Tableau1.H54" office:value-type="string">
            <text:p text:style-name="P9">Appli</text:p>
          </table:table-cell>
          <table:table-cell table:style-name="Tableau1.I54" office:value-type="string">
            <text:p text:style-name="P9">tasker</text:p>
          </table:table-cell>
          <table:table-cell table:style-name="Tableau1.J54" office:value-type="string">
            <text:p text:style-name="P9">*</text:p>
          </table:table-cell>
          <table:table-cell table:style-name="Tableau1.K54" office:value-type="string">
            <text:p text:style-name="P9">Off</text:p>
          </table:table-cell>
          <table:table-cell table:style-name="Tableau1.L54" office:value-type="string">
            <text:p text:style-name="P9">Tasker fermé.</text:p>
          </table:table-cell>
          <table:table-cell table:style-name="Tableau1.M54" office:value-type="string">
            <text:p text:style-name="P10">OK</text:p>
          </table:table-cell>
          <table:table-cell table:style-name="Tableau1.N54" office:value-type="string">
            <text:p text:style-name="Standard"/>
          </table:table-cell>
        </table:table-row>
        <table:table-row table:style-name="Tableau1.1">
          <table:table-cell table:style-name="Tableau1.A55" office:value-type="string">
            <text:p text:style-name="P9">APP_ZOOM_ON</text:p>
          </table:table-cell>
          <table:table-cell table:style-name="Tableau1.B55" office:value-type="string">
            <text:p text:style-name="P9">SIMPLE</text:p>
          </table:table-cell>
          <table:table-cell table:style-name="Tableau1.C55" office:value-type="string">
            <text:p text:style-name="P9">V</text:p>
          </table:table-cell>
          <table:table-cell table:style-name="Tableau1.D55" office:value-type="string">
            <text:p text:style-name="P9">SE</text:p>
          </table:table-cell>
          <table:table-cell table:style-name="Tableau1.E55" office:value-type="string">
            <text:p text:style-name="P9">0</text:p>
          </table:table-cell>
          <table:table-cell table:style-name="Tableau1.F55" office:value-type="string">
            <text:p text:style-name="P9">lance zoom, démarre zoom, réunion zoom</text:p>
          </table:table-cell>
          <table:table-cell table:style-name="Tableau1.G55" office:value-type="string">
            <text:p text:style-name="Standard"/>
          </table:table-cell>
          <table:table-cell table:style-name="Tableau1.H55" office:value-type="string">
            <text:p text:style-name="P9">Appli</text:p>
          </table:table-cell>
          <table:table-cell table:style-name="Tableau1.I55" office:value-type="string">
            <text:p text:style-name="P9">zoom</text:p>
          </table:table-cell>
          <table:table-cell table:style-name="Tableau1.J55" office:value-type="string">
            <text:p text:style-name="P9">*</text:p>
          </table:table-cell>
          <table:table-cell table:style-name="Tableau1.K55" office:value-type="string">
            <text:p text:style-name="P9">On</text:p>
          </table:table-cell>
          <table:table-cell table:style-name="Tableau1.L55" office:value-type="string">
            <text:p text:style-name="P9">Je lance Zoom.</text:p>
          </table:table-cell>
          <table:table-cell table:style-name="Tableau1.M55" office:value-type="string">
            <text:p text:style-name="P10">OK</text:p>
          </table:table-cell>
          <table:table-cell table:style-name="Tableau1.N55" office:value-type="string">
            <text:p text:style-name="Standard"/>
          </table:table-cell>
        </table:table-row>
        <table:table-row table:style-name="Tableau1.1">
          <table:table-cell table:style-name="Tableau1.A56" office:value-type="string">
            <text:p text:style-name="P9">APP_ZOOM_OFF</text:p>
          </table:table-cell>
          <table:table-cell table:style-name="Tableau1.B56" office:value-type="string">
            <text:p text:style-name="P9">SIMPLE</text:p>
          </table:table-cell>
          <table:table-cell table:style-name="Tableau1.C56" office:value-type="string">
            <text:p text:style-name="P9">V</text:p>
          </table:table-cell>
          <table:table-cell table:style-name="Tableau1.D56" office:value-type="string">
            <text:p text:style-name="P9">SE</text:p>
          </table:table-cell>
          <table:table-cell table:style-name="Tableau1.E56" office:value-type="string">
            <text:p text:style-name="P9">0</text:p>
          </table:table-cell>
          <table:table-cell table:style-name="Tableau1.F56" office:value-type="string">
            <text:p text:style-name="P9">arrête zoom, ferme zoom</text:p>
          </table:table-cell>
          <table:table-cell table:style-name="Tableau1.G56" office:value-type="string">
            <text:p text:style-name="Standard"/>
          </table:table-cell>
          <table:table-cell table:style-name="Tableau1.H56" office:value-type="string">
            <text:p text:style-name="P9">Appli</text:p>
          </table:table-cell>
          <table:table-cell table:style-name="Tableau1.I56" office:value-type="string">
            <text:p text:style-name="P9">zoom</text:p>
          </table:table-cell>
          <table:table-cell table:style-name="Tableau1.J56" office:value-type="string">
            <text:p text:style-name="P9">*</text:p>
          </table:table-cell>
          <table:table-cell table:style-name="Tableau1.K56" office:value-type="string">
            <text:p text:style-name="P9">Off</text:p>
          </table:table-cell>
          <table:table-cell table:style-name="Tableau1.L56" office:value-type="string">
            <text:p text:style-name="P9">Zoom fermé.</text:p>
          </table:table-cell>
          <table:table-cell table:style-name="Tableau1.M56" office:value-type="string">
            <text:p text:style-name="P10">OK</text:p>
          </table:table-cell>
          <table:table-cell table:style-name="Tableau1.N56" office:value-type="string">
            <text:p text:style-name="Standard"/>
          </table:table-cell>
        </table:table-row>
        <table:table-row table:style-name="Tableau1.1">
          <table:table-cell table:style-name="Tableau1.A57" office:value-type="string">
            <text:p text:style-name="P9">APP_BABY_ON</text:p>
          </table:table-cell>
          <table:table-cell table:style-name="Tableau1.B57" office:value-type="string">
            <text:p text:style-name="P9">SIMPLE</text:p>
          </table:table-cell>
          <table:table-cell table:style-name="Tableau1.C57" office:value-type="string">
            <text:p text:style-name="P9">V</text:p>
          </table:table-cell>
          <table:table-cell table:style-name="Tableau1.D57" office:value-type="string">
            <text:p text:style-name="P9">SE</text:p>
          </table:table-cell>
          <table:table-cell table:style-name="Tableau1.E57" office:value-type="string">
            <text:p text:style-name="P9">0</text:p>
          </table:table-cell>
          <table:table-cell table:style-name="Tableau1.F57" office:value-type="string">
            <text:p text:style-name="P9">lance baby, surveillance bébé</text:p>
          </table:table-cell>
          <table:table-cell table:style-name="Tableau1.G57" office:value-type="string">
            <text:p text:style-name="Standard"/>
          </table:table-cell>
          <table:table-cell table:style-name="Tableau1.H57" office:value-type="string">
            <text:p text:style-name="P9">Appli</text:p>
          </table:table-cell>
          <table:table-cell table:style-name="Tableau1.I57" office:value-type="string">
            <text:p text:style-name="P9">Baby</text:p>
          </table:table-cell>
          <table:table-cell table:style-name="Tableau1.J57" office:value-type="string">
            <text:p text:style-name="P9">*</text:p>
          </table:table-cell>
          <table:table-cell table:style-name="Tableau1.K57" office:value-type="string">
            <text:p text:style-name="P9">On</text:p>
          </table:table-cell>
          <table:table-cell table:style-name="Tableau1.L57" office:value-type="string">
            <text:p text:style-name="P9">Surveillance bébé démarrée.</text:p>
          </table:table-cell>
          <table:table-cell table:style-name="Tableau1.M57" office:value-type="string">
            <text:p text:style-name="P10">OK</text:p>
          </table:table-cell>
          <table:table-cell table:style-name="Tableau1.N57" office:value-type="string">
            <text:p text:style-name="Standard"/>
          </table:table-cell>
        </table:table-row>
        <table:table-row table:style-name="Tableau1.1">
          <table:table-cell table:style-name="Tableau1.A58" office:value-type="string">
            <text:p text:style-name="P9">APP_BABY_OFF</text:p>
          </table:table-cell>
          <table:table-cell table:style-name="Tableau1.B58" office:value-type="string">
            <text:p text:style-name="P9">SIMPLE</text:p>
          </table:table-cell>
          <table:table-cell table:style-name="Tableau1.C58" office:value-type="string">
            <text:p text:style-name="P9">V</text:p>
          </table:table-cell>
          <table:table-cell table:style-name="Tableau1.D58" office:value-type="string">
            <text:p text:style-name="P9">SE</text:p>
          </table:table-cell>
          <table:table-cell table:style-name="Tableau1.E58" office:value-type="string">
            <text:p text:style-name="P9">0</text:p>
          </table:table-cell>
          <table:table-cell table:style-name="Tableau1.F58" office:value-type="string">
            <text:p text:style-name="P9">arrête baby, stop bébé</text:p>
          </table:table-cell>
          <table:table-cell table:style-name="Tableau1.G58" office:value-type="string">
            <text:p text:style-name="Standard"/>
          </table:table-cell>
          <table:table-cell table:style-name="Tableau1.H58" office:value-type="string">
            <text:p text:style-name="P9">Appli</text:p>
          </table:table-cell>
          <table:table-cell table:style-name="Tableau1.I58" office:value-type="string">
            <text:p text:style-name="P9">Baby</text:p>
          </table:table-cell>
          <table:table-cell table:style-name="Tableau1.J58" office:value-type="string">
            <text:p text:style-name="P9">*</text:p>
          </table:table-cell>
          <table:table-cell table:style-name="Tableau1.K58" office:value-type="string">
            <text:p text:style-name="P9">Off</text:p>
          </table:table-cell>
          <table:table-cell table:style-name="Tableau1.L58" office:value-type="string">
            <text:p text:style-name="P9">Surveillance bébé arrêtée.</text:p>
          </table:table-cell>
          <table:table-cell table:style-name="Tableau1.M58" office:value-type="string">
            <text:p text:style-name="P10">OK</text:p>
          </table:table-cell>
          <table:table-cell table:style-name="Tableau1.N58" office:value-type="string">
            <text:p text:style-name="Standard"/>
          </table:table-cell>
        </table:table-row>
        <table:table-row table:style-name="Tableau1.1">
          <table:table-cell table:style-name="Tableau1.A59" office:value-type="string">
            <text:p text:style-name="P9">APP_GPS_ON</text:p>
          </table:table-cell>
          <table:table-cell table:style-name="Tableau1.B59" office:value-type="string">
            <text:p text:style-name="P9">SIMPLE</text:p>
          </table:table-cell>
          <table:table-cell table:style-name="Tableau1.C59" office:value-type="string">
            <text:p text:style-name="P9">V</text:p>
          </table:table-cell>
          <table:table-cell table:style-name="Tableau1.D59" office:value-type="string">
            <text:p text:style-name="P9">SE</text:p>
          </table:table-cell>
          <table:table-cell table:style-name="Tableau1.E59" office:value-type="string">
            <text:p text:style-name="P9">0</text:p>
          </table:table-cell>
          <table:table-cell table:style-name="Tableau1.F59" office:value-type="string">
            <text:p text:style-name="P9">lance la navigation, gps, navigation</text:p>
          </table:table-cell>
          <table:table-cell table:style-name="Tableau1.G59" office:value-type="string">
            <text:p text:style-name="Standard"/>
          </table:table-cell>
          <table:table-cell table:style-name="Tableau1.H59" office:value-type="string">
            <text:p text:style-name="P9">Appli</text:p>
          </table:table-cell>
          <table:table-cell table:style-name="Tableau1.I59" office:value-type="string">
            <text:p text:style-name="P9">NavGPS</text:p>
          </table:table-cell>
          <table:table-cell table:style-name="Tableau1.J59" office:value-type="string">
            <text:p text:style-name="P9">*</text:p>
          </table:table-cell>
          <table:table-cell table:style-name="Tableau1.K59" office:value-type="string">
            <text:p text:style-name="P9">On</text:p>
          </table:table-cell>
          <table:table-cell table:style-name="Tableau1.L59" office:value-type="string">
            <text:p text:style-name="P9">Navigation démarrée.</text:p>
          </table:table-cell>
          <table:table-cell table:style-name="Tableau1.M59" office:value-type="string">
            <text:p text:style-name="P10">OK</text:p>
          </table:table-cell>
          <table:table-cell table:style-name="Tableau1.N59" office:value-type="string">
            <text:p text:style-name="Standard"/>
          </table:table-cell>
        </table:table-row>
        <table:table-row table:style-name="Tableau1.1">
          <table:table-cell table:style-name="Tableau1.A60" office:value-type="string">
            <text:p text:style-name="P9">APP_GPS_OFF</text:p>
          </table:table-cell>
          <table:table-cell table:style-name="Tableau1.B60" office:value-type="string">
            <text:p text:style-name="P9">SIMPLE</text:p>
          </table:table-cell>
          <table:table-cell table:style-name="Tableau1.C60" office:value-type="string">
            <text:p text:style-name="P9">V</text:p>
          </table:table-cell>
          <table:table-cell table:style-name="Tableau1.D60" office:value-type="string">
            <text:p text:style-name="P9">SE</text:p>
          </table:table-cell>
          <table:table-cell table:style-name="Tableau1.E60" office:value-type="string">
            <text:p text:style-name="P9">0</text:p>
          </table:table-cell>
          <table:table-cell table:style-name="Tableau1.F60" office:value-type="string">
            <text:p text:style-name="P9">arrête la navigation, stop gps</text:p>
          </table:table-cell>
          <table:table-cell table:style-name="Tableau1.G60" office:value-type="string">
            <text:p text:style-name="Standard"/>
          </table:table-cell>
          <table:table-cell table:style-name="Tableau1.H60" office:value-type="string">
            <text:p text:style-name="P9">Appli</text:p>
          </table:table-cell>
          <table:table-cell table:style-name="Tableau1.I60" office:value-type="string">
            <text:p text:style-name="P9">NavGPS</text:p>
          </table:table-cell>
          <table:table-cell table:style-name="Tableau1.J60" office:value-type="string">
            <text:p text:style-name="P9">*</text:p>
          </table:table-cell>
          <table:table-cell table:style-name="Tableau1.K60" office:value-type="string">
            <text:p text:style-name="P9">Off</text:p>
          </table:table-cell>
          <table:table-cell table:style-name="Tableau1.L60" office:value-type="string">
            <text:p text:style-name="P9">Navigation arrêtée.</text:p>
          </table:table-cell>
          <table:table-cell table:style-name="Tableau1.M60" office:value-type="string">
            <text:p text:style-name="P10">OK</text:p>
          </table:table-cell>
          <table:table-cell table:style-name="Tableau1.N60" office:value-type="string">
            <text:p text:style-name="Standard"/>
          </table:table-cell>
        </table:table-row>
        <table:table-row table:style-name="Tableau1.1">
          <table:table-cell table:style-name="Tableau1.A61" table:number-columns-spanned="14" office:value-type="string">
            <text:p text:style-name="P8">■ EXPRESSIONS TASK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62" office:value-type="string">
            <text:p text:style-name="P9">EXPR_SMILE</text:p>
          </table:table-cell>
          <table:table-cell table:style-name="Tableau1.B62" office:value-type="string">
            <text:p text:style-name="P9">SIMPLE</text:p>
          </table:table-cell>
          <table:table-cell table:style-name="Tableau1.C62" office:value-type="string">
            <text:p text:style-name="P9">V</text:p>
          </table:table-cell>
          <table:table-cell table:style-name="Tableau1.D62" office:value-type="string">
            <text:p text:style-name="P9">SE</text:p>
          </table:table-cell>
          <table:table-cell table:style-name="Tableau1.E62" office:value-type="string">
            <text:p text:style-name="P9">0</text:p>
          </table:table-cell>
          <table:table-cell table:style-name="Tableau1.F62" office:value-type="string">
            <text:p text:style-name="P9">fais un sourire, souris tasker, expression sourire</text:p>
          </table:table-cell>
          <table:table-cell table:style-name="Tableau1.G62" office:value-type="string">
            <text:p text:style-name="Standard"/>
          </table:table-cell>
          <table:table-cell table:style-name="Tableau1.H62" office:value-type="string">
            <text:p text:style-name="P9">Appli</text:p>
          </table:table-cell>
          <table:table-cell table:style-name="Tableau1.I62" office:value-type="string">
            <text:p text:style-name="P9">ExprTasker</text:p>
          </table:table-cell>
          <table:table-cell table:style-name="Tableau1.J62" office:value-type="string">
            <text:p text:style-name="P9">Expression</text:p>
          </table:table-cell>
          <table:table-cell table:style-name="Tableau1.K62" office:value-type="string">
            <text:p text:style-name="P9">sourire</text:p>
          </table:table-cell>
          <table:table-cell table:style-name="Tableau1.L62" office:value-type="string">
            <text:p text:style-name="P9">Voilà !</text:p>
          </table:table-cell>
          <table:table-cell table:style-name="Tableau1.M62" office:value-type="string">
            <text:p text:style-name="P10">OK</text:p>
          </table:table-cell>
          <table:table-cell table:style-name="Tableau1.N62" office:value-type="string">
            <text:p text:style-name="Standard"/>
          </table:table-cell>
        </table:table-row>
        <table:table-row table:style-name="Tableau1.1">
          <table:table-cell table:style-name="Tableau1.A63" office:value-type="string">
            <text:p text:style-name="P9">EXPR_NEUTRAL</text:p>
          </table:table-cell>
          <table:table-cell table:style-name="Tableau1.B63" office:value-type="string">
            <text:p text:style-name="P9">SIMPLE</text:p>
          </table:table-cell>
          <table:table-cell table:style-name="Tableau1.C63" office:value-type="string">
            <text:p text:style-name="P9">V</text:p>
          </table:table-cell>
          <table:table-cell table:style-name="Tableau1.D63" office:value-type="string">
            <text:p text:style-name="P9">SE</text:p>
          </table:table-cell>
          <table:table-cell table:style-name="Tableau1.E63" office:value-type="string">
            <text:p text:style-name="P9">0</text:p>
          </table:table-cell>
          <table:table-cell table:style-name="Tableau1.F63" office:value-type="string">
            <text:p text:style-name="P9">retour neutre, expression normale, visage normal</text:p>
          </table:table-cell>
          <table:table-cell table:style-name="Tableau1.G63" office:value-type="string">
            <text:p text:style-name="Standard"/>
          </table:table-cell>
          <table:table-cell table:style-name="Tableau1.H63" office:value-type="string">
            <text:p text:style-name="P9">Appli</text:p>
          </table:table-cell>
          <table:table-cell table:style-name="Tableau1.I63" office:value-type="string">
            <text:p text:style-name="P9">ExprTasker</text:p>
          </table:table-cell>
          <table:table-cell table:style-name="Tableau1.J63" office:value-type="string">
            <text:p text:style-name="P9">Off</text:p>
          </table:table-cell>
          <table:table-cell table:style-name="Tableau1.K63" office:value-type="string">
            <text:p text:style-name="P9">*</text:p>
          </table:table-cell>
          <table:table-cell table:style-name="Tableau1.L63" office:value-type="string">
            <text:p text:style-name="P9">D'accord.</text:p>
          </table:table-cell>
          <table:table-cell table:style-name="Tableau1.M63" office:value-type="string">
            <text:p text:style-name="P10">OK</text:p>
          </table:table-cell>
          <table:table-cell table:style-name="Tableau1.N63" office:value-type="string">
            <text:p text:style-name="Standard"/>
          </table:table-cell>
        </table:table-row>
        <table:table-row table:style-name="Tableau1.1">
          <table:table-cell table:style-name="Tableau1.A64" table:number-columns-spanned="14" office:value-type="string">
            <text:p text:style-name="P8">■ MICROPHONE AMBIANCE — module Micro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65" office:value-type="string">
            <text:p text:style-name="P9">MIC_ON</text:p>
          </table:table-cell>
          <table:table-cell table:style-name="Tableau1.B65" office:value-type="string">
            <text:p text:style-name="P9">SIMPLE</text:p>
          </table:table-cell>
          <table:table-cell table:style-name="Tableau1.C65" office:value-type="string">
            <text:p text:style-name="P9">V</text:p>
          </table:table-cell>
          <table:table-cell table:style-name="Tableau1.D65" office:value-type="string">
            <text:p text:style-name="P9">SE</text:p>
          </table:table-cell>
          <table:table-cell table:style-name="Tableau1.E65" office:value-type="string">
            <text:p text:style-name="P9">0</text:p>
          </table:table-cell>
          <table:table-cell table:style-name="Tableau1.F65" office:value-type="string">
            <text:p text:style-name="P9">active le micro, allume le micro</text:p>
          </table:table-cell>
          <table:table-cell table:style-name="Tableau1.G65" office:value-type="string">
            <text:p text:style-name="Standard"/>
          </table:table-cell>
          <table:table-cell table:style-name="Tableau1.H65" office:value-type="string">
            <text:p text:style-name="P9">MicroSE</text:p>
          </table:table-cell>
          <table:table-cell table:style-name="Tableau1.I65" office:value-type="string">
            <text:p text:style-name="P9">modeMicro</text:p>
          </table:table-cell>
          <table:table-cell table:style-name="Tableau1.J65" office:value-type="string">
            <text:p text:style-name="P9">*</text:p>
          </table:table-cell>
          <table:table-cell table:style-name="Tableau1.K65" office:value-type="string">
            <text:p text:style-name="P9">intensite</text:p>
          </table:table-cell>
          <table:table-cell table:style-name="Tableau1.L65" office:value-type="string">
            <text:p text:style-name="P9">Micro activé.</text:p>
          </table:table-cell>
          <table:table-cell table:style-name="Tableau1.M65" office:value-type="string">
            <text:p text:style-name="P10">OK</text:p>
          </table:table-cell>
          <table:table-cell table:style-name="Tableau1.N65" office:value-type="string">
            <text:p text:style-name="P9">Mode intensité = flux RMS continu.</text:p>
          </table:table-cell>
        </table:table-row>
        <table:table-row table:style-name="Tableau1.1">
          <table:table-cell table:style-name="Tableau1.A66" office:value-type="string">
            <text:p text:style-name="P9">MIC_OFF</text:p>
          </table:table-cell>
          <table:table-cell table:style-name="Tableau1.B66" office:value-type="string">
            <text:p text:style-name="P9">SIMPLE</text:p>
          </table:table-cell>
          <table:table-cell table:style-name="Tableau1.C66" office:value-type="string">
            <text:p text:style-name="P9">V</text:p>
          </table:table-cell>
          <table:table-cell table:style-name="Tableau1.D66" office:value-type="string">
            <text:p text:style-name="P9">SE</text:p>
          </table:table-cell>
          <table:table-cell table:style-name="Tableau1.E66" office:value-type="string">
            <text:p text:style-name="P9">0</text:p>
          </table:table-cell>
          <table:table-cell table:style-name="Tableau1.F66" office:value-type="string">
            <text:p text:style-name="P9">coupe le micro, désactive le micro</text:p>
          </table:table-cell>
          <table:table-cell table:style-name="Tableau1.G66" office:value-type="string">
            <text:p text:style-name="Standard"/>
          </table:table-cell>
          <table:table-cell table:style-name="Tableau1.H66" office:value-type="string">
            <text:p text:style-name="P9">MicroSE</text:p>
          </table:table-cell>
          <table:table-cell table:style-name="Tableau1.I66" office:value-type="string">
            <text:p text:style-name="P9">modeMicro</text:p>
          </table:table-cell>
          <table:table-cell table:style-name="Tableau1.J66" office:value-type="string">
            <text:p text:style-name="P9">*</text:p>
          </table:table-cell>
          <table:table-cell table:style-name="Tableau1.K66" office:value-type="string">
            <text:p text:style-name="P9">off</text:p>
          </table:table-cell>
          <table:table-cell table:style-name="Tableau1.L66" office:value-type="string">
            <text:p text:style-name="P9">Micro coupé.</text:p>
          </table:table-cell>
          <table:table-cell table:style-name="Tableau1.M66" office:value-type="string">
            <text:p text:style-name="P10">OK</text:p>
          </table:table-cell>
          <table:table-cell table:style-name="Tableau1.N66" office:value-type="string">
            <text:p text:style-name="Standard"/>
          </table:table-cell>
        </table:table-row>
        <table:table-row table:style-name="Tableau1.1">
          <table:table-cell table:style-name="Tableau1.A67" office:value-type="string">
            <text:p text:style-name="P9">MIC_ORIENT</text:p>
          </table:table-cell>
          <table:table-cell table:style-name="Tableau1.B67" office:value-type="string">
            <text:p text:style-name="P9">SIMPLE</text:p>
          </table:table-cell>
          <table:table-cell table:style-name="Tableau1.C67" office:value-type="string">
            <text:p text:style-name="P9">V</text:p>
          </table:table-cell>
          <table:table-cell table:style-name="Tableau1.D67" office:value-type="string">
            <text:p text:style-name="P9">SE</text:p>
          </table:table-cell>
          <table:table-cell table:style-name="Tableau1.E67" office:value-type="string">
            <text:p text:style-name="P9">0</text:p>
          </table:table-cell>
          <table:table-cell table:style-name="Tableau1.F67" office:value-type="string">
            <text:p text:style-name="P9">écoute d'où vient le son, localise le son</text:p>
          </table:table-cell>
          <table:table-cell table:style-name="Tableau1.G67" office:value-type="string">
            <text:p text:style-name="Standard"/>
          </table:table-cell>
          <table:table-cell table:style-name="Tableau1.H67" office:value-type="string">
            <text:p text:style-name="P9">MicroSE</text:p>
          </table:table-cell>
          <table:table-cell table:style-name="Tableau1.I67" office:value-type="string">
            <text:p text:style-name="P9">modeMicro</text:p>
          </table:table-cell>
          <table:table-cell table:style-name="Tableau1.J67" office:value-type="string">
            <text:p text:style-name="P9">*</text:p>
          </table:table-cell>
          <table:table-cell table:style-name="Tableau1.K67" office:value-type="string">
            <text:p text:style-name="P9">orientation</text:p>
          </table:table-cell>
          <table:table-cell table:style-name="Tableau1.L67" office:value-type="string">
            <text:p text:style-name="P9">J'écoute d'où tu viens.</text:p>
          </table:table-cell>
          <table:table-cell table:style-name="Tableau1.M67" office:value-type="string">
            <text:p text:style-name="P10">OK</text:p>
          </table:table-cell>
          <table:table-cell table:style-name="Tableau1.N67" office:value-type="string">
            <text:p text:style-name="P9">Active le balayage servo TGD pour localisation sonore.</text:p>
          </table:table-cell>
        </table:table-row>
        <table:table-row table:style-name="Tableau1.1">
          <table:table-cell table:style-name="Tableau1.A68" office:value-type="string">
            <text:p text:style-name="P9">MIC_SURV</text:p>
          </table:table-cell>
          <table:table-cell table:style-name="Tableau1.B68" office:value-type="string">
            <text:p text:style-name="P9">SIMPLE</text:p>
          </table:table-cell>
          <table:table-cell table:style-name="Tableau1.C68" office:value-type="string">
            <text:p text:style-name="P9">V</text:p>
          </table:table-cell>
          <table:table-cell table:style-name="Tableau1.D68" office:value-type="string">
            <text:p text:style-name="P9">SE</text:p>
          </table:table-cell>
          <table:table-cell table:style-name="Tableau1.E68" office:value-type="string">
            <text:p text:style-name="P9">0</text:p>
          </table:table-cell>
          <table:table-cell table:style-name="Tableau1.F68" office:value-type="string">
            <text:p text:style-name="P9">mode surveillance micro, surveillance sonore</text:p>
          </table:table-cell>
          <table:table-cell table:style-name="Tableau1.G68" office:value-type="string">
            <text:p text:style-name="Standard"/>
          </table:table-cell>
          <table:table-cell table:style-name="Tableau1.H68" office:value-type="string">
            <text:p text:style-name="P9">MicroSE</text:p>
          </table:table-cell>
          <table:table-cell table:style-name="Tableau1.I68" office:value-type="string">
            <text:p text:style-name="P9">modeMicro</text:p>
          </table:table-cell>
          <table:table-cell table:style-name="Tableau1.J68" office:value-type="string">
            <text:p text:style-name="P9">*</text:p>
          </table:table-cell>
          <table:table-cell table:style-name="Tableau1.K68" office:value-type="string">
            <text:p text:style-name="P9">surveillance</text:p>
          </table:table-cell>
          <table:table-cell table:style-name="Tableau1.L68" office:value-type="string">
            <text:p text:style-name="P9">Surveillance sonore activée.</text:p>
          </table:table-cell>
          <table:table-cell table:style-name="Tableau1.M68" office:value-type="string">
            <text:p text:style-name="P10">OK</text:p>
          </table:table-cell>
          <table:table-cell table:style-name="Tableau1.N68" office:value-type="string">
            <text:p text:style-name="P9">Combine intensité + orientation auto si RMS &gt; seuil.</text:p>
          </table:table-cell>
        </table:table-row>
        <table:table-row table:style-name="Tableau1.1">
          <table:table-cell table:style-name="Tableau1.A69" table:number-columns-spanned="14" office:value-type="string">
            <text:p text:style-name="P8">■ SYSTÈME — état, info, diagnosti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70" office:value-type="string">
            <text:p text:style-name="P9">SYS_STATUS</text:p>
          </table:table-cell>
          <table:table-cell table:style-name="Tableau1.B70" office:value-type="string">
            <text:p text:style-name="P9">LOCAL</text:p>
          </table:table-cell>
          <table:table-cell table:style-name="Tableau1.C70" office:value-type="string">
            <text:p text:style-name="P9">I</text:p>
          </table:table-cell>
          <table:table-cell table:style-name="Tableau1.D70" office:value-type="string">
            <text:p text:style-name="P9">SE</text:p>
          </table:table-cell>
          <table:table-cell table:style-name="Tableau1.E70" office:value-type="string">
            <text:p text:style-name="P9">0</text:p>
          </table:table-cell>
          <table:table-cell table:style-name="Tableau1.F70" office:value-type="string">
            <text:p text:style-name="P9">quel est ton état, comment tu vas, état système</text:p>
          </table:table-cell>
          <table:table-cell table:style-name="Tableau1.G70" office:value-type="string">
            <text:p text:style-name="Standard"/>
          </table:table-cell>
          <table:table-cell table:style-name="Tableau1.H70" office:value-type="string">
            <text:p text:style-name="P9">COM</text:p>
          </table:table-cell>
          <table:table-cell table:style-name="Tableau1.I70" office:value-type="string">
            <text:p text:style-name="P9">info</text:p>
          </table:table-cell>
          <table:table-cell table:style-name="Tableau1.J70" office:value-type="string">
            <text:p text:style-name="P9">SE</text:p>
          </table:table-cell>
          <table:table-cell table:style-name="Tableau1.K70" office:value-type="string">
            <text:p text:style-name="P9">status</text:p>
          </table:table-cell>
          <table:table-cell table:style-name="Tableau1.L70" office:value-type="string">
            <text:p text:style-name="P9">Je vais bien.|Je vérifie mon état.</text:p>
          </table:table-cell>
          <table:table-cell table:style-name="Tableau1.M70" office:value-type="string">
            <text:p text:style-name="P10">OK</text:p>
          </table:table-cell>
          <table:table-cell table:style-name="Tableau1.N70" office:value-type="string">
            <text:p text:style-name="P9">Traitement LOCAL = pas de VPIV envoyé. Handler lit global.json et répond en TTS.</text:p>
          </table:table-cell>
        </table:table-row>
        <table:table-row table:style-name="Tableau1.1">
          <table:table-cell table:style-name="Tableau1.A71" office:value-type="string">
            <text:p text:style-name="P9">SYS_BAT<text:soft-page-break/>TERY</text:p>
          </table:table-cell>
          <table:table-cell table:style-name="Tableau1.B71" office:value-type="string">
            <text:p text:style-name="P9">LOCAL</text:p>
          </table:table-cell>
          <table:table-cell table:style-name="Tableau1.C71" office:value-type="string">
            <text:p text:style-name="P9">I</text:p>
          </table:table-cell>
          <table:table-cell table:style-name="Tableau1.D71" office:value-type="string">
            <text:p text:style-name="P9">SE</text:p>
          </table:table-cell>
          <table:table-cell table:style-name="Tableau1.E71" office:value-type="string">
            <text:p text:style-name="P9">0</text:p>
          </table:table-cell>
          <table:table-cell table:style-name="Tableau1.F71" office:value-type="string">
            <text:p text:style-name="P9">batterie, niveau de <text:soft-page-break/>batterie, autonomie, ton énergie</text:p>
          </table:table-cell>
          <table:table-cell table:style-name="Tableau1.G71" office:value-type="string">
            <text:p text:style-name="Standard"/>
          </table:table-cell>
          <table:table-cell table:style-name="Tableau1.H71" office:value-type="string">
            <text:p text:style-name="P9">Sys</text:p>
          </table:table-cell>
          <table:table-cell table:style-name="Tableau1.I71" office:value-type="string">
            <text:p text:style-name="P9">dataCo<text:soft-page-break/>ntBatt</text:p>
          </table:table-cell>
          <table:table-cell table:style-name="Tableau1.J71" office:value-type="string">
            <text:p text:style-name="P9">SE</text:p>
          </table:table-cell>
          <table:table-cell table:style-name="Tableau1.K71" office:value-type="string">
            <text:p text:style-name="P9">?</text:p>
          </table:table-cell>
          <table:table-cell table:style-name="Tableau1.L71" office:value-type="string">
            <text:p text:style-name="P9">Je vérifie ma <text:soft-page-break/>batterie.</text:p>
          </table:table-cell>
          <table:table-cell table:style-name="Tableau1.M71" office:value-type="string">
            <text:p text:style-name="P10">OK</text:p>
          </table:table-cell>
          <table:table-cell table:style-name="Tableau1.N71" office:value-type="string">
            <text:p text:style-name="P9">Lit Sys.dataContBatt <text:soft-page-break/>dans global.json. Répond en TTS avec le pourcentage. ⚠ PROP corrigée (ancienne V1 : COM.info).</text:p>
          </table:table-cell>
        </table:table-row>
        <table:table-row table:style-name="Tableau1.1">
          <table:table-cell table:style-name="Tableau1.A72" office:value-type="string">
            <text:p text:style-name="P9">SYS_GET_TEMP</text:p>
          </table:table-cell>
          <table:table-cell table:style-name="Tableau1.B72" office:value-type="string">
            <text:p text:style-name="P9">LOCAL</text:p>
          </table:table-cell>
          <table:table-cell table:style-name="Tableau1.C72" office:value-type="string">
            <text:p text:style-name="P9">I</text:p>
          </table:table-cell>
          <table:table-cell table:style-name="Tableau1.D72" office:value-type="string">
            <text:p text:style-name="P9">SE</text:p>
          </table:table-cell>
          <table:table-cell table:style-name="Tableau1.E72" office:value-type="string">
            <text:p text:style-name="P9">0</text:p>
          </table:table-cell>
          <table:table-cell table:style-name="Tableau1.F72" office:value-type="string">
            <text:p text:style-name="P9">température, tu chauffes, fièvre</text:p>
          </table:table-cell>
          <table:table-cell table:style-name="Tableau1.G72" office:value-type="string">
            <text:p text:style-name="Standard"/>
          </table:table-cell>
          <table:table-cell table:style-name="Tableau1.H72" office:value-type="string">
            <text:p text:style-name="P9">Sys</text:p>
          </table:table-cell>
          <table:table-cell table:style-name="Tableau1.I72" office:value-type="string">
            <text:p text:style-name="P9">dataContThermal</text:p>
          </table:table-cell>
          <table:table-cell table:style-name="Tableau1.J72" office:value-type="string">
            <text:p text:style-name="P9">SE</text:p>
          </table:table-cell>
          <table:table-cell table:style-name="Tableau1.K72" office:value-type="string">
            <text:p text:style-name="P9">?</text:p>
          </table:table-cell>
          <table:table-cell table:style-name="Tableau1.L72" office:value-type="string">
            <text:p text:style-name="P9">Je vérifie ma température.</text:p>
          </table:table-cell>
          <table:table-cell table:style-name="Tableau1.M72" office:value-type="string">
            <text:p text:style-name="P11">Pro</text:p>
          </table:table-cell>
          <table:table-cell table:style-name="Tableau1.N72" office:value-type="string">
            <text:p text:style-name="P9">Répond: rassurant si &lt;50°C, alarmiste si &gt;60°C. V2.</text:p>
          </table:table-cell>
        </table:table-row>
        <table:table-row table:style-name="Tableau1.1">
          <table:table-cell table:style-name="Tableau1.A73" office:value-type="string">
            <text:p text:style-name="P9">NAV_GET_HEADING</text:p>
          </table:table-cell>
          <table:table-cell table:style-name="Tableau1.B73" office:value-type="string">
            <text:p text:style-name="P9">LOCAL</text:p>
          </table:table-cell>
          <table:table-cell table:style-name="Tableau1.C73" office:value-type="string">
            <text:p text:style-name="P9">I</text:p>
          </table:table-cell>
          <table:table-cell table:style-name="Tableau1.D73" office:value-type="string">
            <text:p text:style-name="P9">SE</text:p>
          </table:table-cell>
          <table:table-cell table:style-name="Tableau1.E73" office:value-type="string">
            <text:p text:style-name="P9">0</text:p>
          </table:table-cell>
          <table:table-cell table:style-name="Tableau1.F73" office:value-type="string">
            <text:p text:style-name="P9">où est le nord, ton cap, orientation</text:p>
          </table:table-cell>
          <table:table-cell table:style-name="Tableau1.G73" office:value-type="string">
            <text:p text:style-name="Standard"/>
          </table:table-cell>
          <table:table-cell table:style-name="Tableau1.H73" office:value-type="string">
            <text:p text:style-name="P9">Mag</text:p>
          </table:table-cell>
          <table:table-cell table:style-name="Tableau1.I73" office:value-type="string">
            <text:p text:style-name="P9">DataContGeo</text:p>
          </table:table-cell>
          <table:table-cell table:style-name="Tableau1.J73" office:value-type="string">
            <text:p text:style-name="P9">*</text:p>
          </table:table-cell>
          <table:table-cell table:style-name="Tableau1.K73" office:value-type="string">
            <text:p text:style-name="P9">?</text:p>
          </table:table-cell>
          <table:table-cell table:style-name="Tableau1.L73" office:value-type="string">
            <text:p text:style-name="P9">Mon cap est...</text:p>
          </table:table-cell>
          <table:table-cell table:style-name="Tableau1.M73" office:value-type="string">
            <text:p text:style-name="P11">Pro</text:p>
          </table:table-cell>
          <table:table-cell table:style-name="Tableau1.N73" office:value-type="string">
            <text:p text:style-name="P9">Handler convertit degrés → points cardinaux pour TTS. V2.</text:p>
          </table:table-cell>
        </table:table-row>
        <table:table-row table:style-name="Tableau1.1">
          <table:table-cell table:style-name="Tableau1.A74" office:value-type="string">
            <text:p text:style-name="P9">GYRO_GET_PITCH</text:p>
          </table:table-cell>
          <table:table-cell table:style-name="Tableau1.B74" office:value-type="string">
            <text:p text:style-name="P9">LOCAL</text:p>
          </table:table-cell>
          <table:table-cell table:style-name="Tableau1.C74" office:value-type="string">
            <text:p text:style-name="P9">I</text:p>
          </table:table-cell>
          <table:table-cell table:style-name="Tableau1.D74" office:value-type="string">
            <text:p text:style-name="P9">SE</text:p>
          </table:table-cell>
          <table:table-cell table:style-name="Tableau1.E74" office:value-type="string">
            <text:p text:style-name="P9">0</text:p>
          </table:table-cell>
          <table:table-cell table:style-name="Tableau1.F74" office:value-type="string">
            <text:p text:style-name="P9">inclinaison, tu es droit, équilibre</text:p>
          </table:table-cell>
          <table:table-cell table:style-name="Tableau1.G74" office:value-type="string">
            <text:p text:style-name="Standard"/>
          </table:table-cell>
          <table:table-cell table:style-name="Tableau1.H74" office:value-type="string">
            <text:p text:style-name="P9">Gyro</text:p>
          </table:table-cell>
          <table:table-cell table:style-name="Tableau1.I74" office:value-type="string">
            <text:p text:style-name="P9">statusGyro</text:p>
          </table:table-cell>
          <table:table-cell table:style-name="Tableau1.J74" office:value-type="string">
            <text:p text:style-name="P9">*</text:p>
          </table:table-cell>
          <table:table-cell table:style-name="Tableau1.K74" office:value-type="string">
            <text:p text:style-name="P9">?</text:p>
          </table:table-cell>
          <table:table-cell table:style-name="Tableau1.L74" office:value-type="string">
            <text:p text:style-name="P9">Je suis bien à plat.</text:p>
          </table:table-cell>
          <table:table-cell table:style-name="Tableau1.M74" office:value-type="string">
            <text:p text:style-name="P11">Pro</text:p>
          </table:table-cell>
          <table:table-cell table:style-name="Tableau1.N74" office:value-type="string">
            <text:p text:style-name="P9">Diagnostic équilibre. V2.</text:p>
          </table:table-cell>
        </table:table-row>
        <table:table-row table:style-name="Tableau1.1">
          <table:table-cell table:style-name="Tableau1.A75" office:value-type="string">
            <text:p text:style-name="P9">COM_GET_STATE</text:p>
          </table:table-cell>
          <table:table-cell table:style-name="Tableau1.B75" office:value-type="string">
            <text:p text:style-name="P9">LOCAL</text:p>
          </table:table-cell>
          <table:table-cell table:style-name="Tableau1.C75" office:value-type="string">
            <text:p text:style-name="P9">I</text:p>
          </table:table-cell>
          <table:table-cell table:style-name="Tableau1.D75" office:value-type="string">
            <text:p text:style-name="P9">SE</text:p>
          </table:table-cell>
          <table:table-cell table:style-name="Tableau1.E75" office:value-type="string">
            <text:p text:style-name="P9">0</text:p>
          </table:table-cell>
          <table:table-cell table:style-name="Tableau1.F75" office:value-type="string">
            <text:p text:style-name="P9">état connexion, es-tu connecté, réseau</text:p>
          </table:table-cell>
          <table:table-cell table:style-name="Tableau1.G75" office:value-type="string">
            <text:p text:style-name="Standard"/>
          </table:table-cell>
          <table:table-cell table:style-name="Tableau1.H75" office:value-type="string">
            <text:p text:style-name="P9">COM</text:p>
          </table:table-cell>
          <table:table-cell table:style-name="Tableau1.I75" office:value-type="string">
            <text:p text:style-name="P9">info</text:p>
          </table:table-cell>
          <table:table-cell table:style-name="Tableau1.J75" office:value-type="string">
            <text:p text:style-name="P9">SE</text:p>
          </table:table-cell>
          <table:table-cell table:style-name="Tableau1.K75" office:value-type="string">
            <text:p text:style-name="P9">state</text:p>
          </table:table-cell>
          <table:table-cell table:style-name="Tableau1.L75" office:value-type="string">
            <text:p text:style-name="P9">Je suis connecté.|Je suis hors ligne.</text:p>
          </table:table-cell>
          <table:table-cell table:style-name="Tableau1.M75" office:value-type="string">
            <text:p text:style-name="P11">Pro</text:p>
          </table:table-cell>
          <table:table-cell table:style-name="Tableau1.N75" office:value-type="string">
            <text:p text:style-name="P9">Diagnostic réseau MQTT. V2.</text:p>
          </table:table-cell>
        </table:table-row>
        <table:table-row table:style-name="Tableau1.1">
          <table:table-cell table:style-name="Tableau1.A76" office:value-type="string">
            <text:p text:style-name="P9">SYS_RESET</text:p>
          </table:table-cell>
          <table:table-cell table:style-name="Tableau1.B76" office:value-type="string">
            <text:p text:style-name="P9">SIMPLE</text:p>
          </table:table-cell>
          <table:table-cell table:style-name="Tableau1.C76" office:value-type="string">
            <text:p text:style-name="P9">V</text:p>
          </table:table-cell>
          <table:table-cell table:style-name="Tableau1.D76" office:value-type="string">
            <text:p text:style-name="P9">SE</text:p>
          </table:table-cell>
          <table:table-cell table:style-name="Tableau1.E76" office:value-type="string">
            <text:p text:style-name="P9">0</text:p>
          </table:table-cell>
          <table:table-cell table:style-name="Tableau1.F76" office:value-type="string">
            <text:p text:style-name="P9">réinitialise, reset</text:p>
          </table:table-cell>
          <table:table-cell table:style-name="Tableau1.G76" office:value-type="string">
            <text:p text:style-name="Standard"/>
          </table:table-cell>
          <table:table-cell table:style-name="Tableau1.H76" office:value-type="string">
            <text:p text:style-name="P9">CfgS</text:p>
          </table:table-cell>
          <table:table-cell table:style-name="Tableau1.I76" office:value-type="string">
            <text:p text:style-name="P9">(reset)</text:p>
          </table:table-cell>
          <table:table-cell table:style-name="Tableau1.J76" office:value-type="string">
            <text:p text:style-name="P9">*</text:p>
          </table:table-cell>
          <table:table-cell table:style-name="Tableau1.K76" office:value-type="string">
            <text:p text:style-name="P9">1</text:p>
          </table:table-cell>
          <table:table-cell table:style-name="Tableau1.L76" office:value-type="string">
            <text:p text:style-name="P9">Je me réinitialise.</text:p>
          </table:table-cell>
          <table:table-cell table:style-name="Tableau1.M76" office:value-type="string">
            <text:p text:style-name="P10">OK</text:p>
          </table:table-cell>
          <table:table-cell table:style-name="Tableau1.N76" office:value-type="string">
            <text:p text:style-name="P9">Commande événement ponctuel. ⚠ Utilisé avec précaution.</text:p>
          </table:table-cell>
        </table:table-row>
        <table:table-row table:style-name="Tableau1.1">
          <table:table-cell table:style-name="Tableau1.A77" office:value-type="string">
            <text:p text:style-name="P9">SYS_URG_CLEAR</text:p>
          </table:table-cell>
          <table:table-cell table:style-name="Tableau1.B77" office:value-type="string">
            <text:p text:style-name="P9">SIMPLE</text:p>
          </table:table-cell>
          <table:table-cell table:style-name="Tableau1.C77" office:value-type="string">
            <text:p text:style-name="P9">V</text:p>
          </table:table-cell>
          <table:table-cell table:style-name="Tableau1.D77" office:value-type="string">
            <text:p text:style-name="P9">SE</text:p>
          </table:table-cell>
          <table:table-cell table:style-name="Tableau1.E77" office:value-type="string">
            <text:p text:style-name="P9">0</text:p>
          </table:table-cell>
          <table:table-cell table:style-name="Tableau1.F77" office:value-type="string">
            <text:p text:style-name="P9">efface l'urgence, annule l'alerte</text:p>
          </table:table-cell>
          <table:table-cell table:style-name="Tableau1.G77" office:value-type="string">
            <text:p text:style-name="Standard"/>
          </table:table-cell>
          <table:table-cell table:style-name="Tableau1.H77" office:value-type="string">
            <text:p text:style-name="P9">Urg</text:p>
          </table:table-cell>
          <table:table-cell table:style-name="Tableau1.I77" office:value-type="string">
            <text:p text:style-name="P9">clear</text:p>
          </table:table-cell>
          <table:table-cell table:style-name="Tableau1.J77" office:value-type="string">
            <text:p text:style-name="P9">*</text:p>
          </table:table-cell>
          <table:table-cell table:style-name="Tableau1.K77" office:value-type="string">
            <text:p text:style-name="P9">1</text:p>
          </table:table-cell>
          <table:table-cell table:style-name="Tableau1.L77" office:value-type="string">
            <text:p text:style-name="P9">Urgence effacée.</text:p>
          </table:table-cell>
          <table:table-cell table:style-name="Tableau1.M77" office:value-type="string">
            <text:p text:style-name="P10">OK</text:p>
          </table:table-cell>
          <table:table-cell table:style-name="Tableau1.N77" office:value-type="string">
            <text:p text:style-name="P9">Corrigé : PROP=clear (sans parenthèses, Table A). Débloque le robot après incident.</text:p>
          </table:table-cell>
        </table:table-row>
        <table:table-row table:style-name="Tableau1.1">
          <table:table-cell table:style-name="Tableau1.A78" table:number-columns-spanned="14" office:value-type="string">
            <text:p text:style-name="P8">■ VOCAL &amp; INTERACTION — STT / Voi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79" office:value-type="string">
            <text:p text:style-name="P9">AI_START_CONV</text:p>
          </table:table-cell>
          <table:table-cell table:style-name="Tableau1.B79" office:value-type="string">
            <text:p text:style-name="P9">LOCAL</text:p>
          </table:table-cell>
          <table:table-cell table:style-name="Tableau1.C79" office:value-type="string">
            <text:p text:style-name="P9">A</text:p>
          </table:table-cell>
          <table:table-cell table:style-name="Tableau1.D79" office:value-type="string">
            <text:p text:style-name="P9">SE</text:p>
          </table:table-cell>
          <table:table-cell table:style-name="Tableau1.E79" office:value-type="string">
            <text:p text:style-name="P9">0</text:p>
          </table:table-cell>
          <table:table-cell table:style-name="Tableau1.F79" office:value-type="string">
            <text:p text:style-name="P9">discute avec moi, on parle, mode discussion</text:p>
          </table:table-cell>
          <table:table-cell table:style-name="Tableau1.G79" office:value-type="string">
            <text:p text:style-name="Standard"/>
          </table:table-cell>
          <table:table-cell table:style-name="Tableau1.H79" office:value-type="string">
            <text:p text:style-name="P9">-</text:p>
          </table:table-cell>
          <table:table-cell table:style-name="Tableau1.I79" office:value-type="string">
            <text:p text:style-name="P9">-</text:p>
          </table:table-cell>
          <table:table-cell table:style-name="Tableau1.J79" office:value-type="string">
            <text:p text:style-name="P9">-</text:p>
          </table:table-cell>
          <table:table-cell table:style-name="Tableau1.K79" office:value-type="string">
            <text:p text:style-name="P9">-</text:p>
          </table:table-cell>
          <table:table-cell table:style-name="Tableau1.L79" office:value-type="string">
            <text:p text:style-name="P9">Je t'écoute.</text:p>
          </table:table-cell>
          <table:table-cell table:style-name="Tableau1.M79" office:value-type="string">
            <text:p text:style-name="P11">Pro</text:p>
          </table:table-cell>
          <table:table-cell table:style-name="Tableau1.N79" office:value-type="string">
            <text:p text:style-name="Standard"><text:span text:style-name="T1">Bascule logicielle sans VPIV. Force rz_stt_manager.py en contexte Conv. V2.</text:span></text:p>
          </table:table-cell>
        </table:table-row>
        <table:table-row table:style-name="Tableau1.1">
          <table:table-cell table:style-name="Tableau1.A80" office:value-type="string">
            <text:p text:style-name="P9">VOICE_VOL_SET</text:p>
          </table:table-cell>
          <table:table-cell table:style-name="Tableau1.B80" office:value-type="string">
            <text:p text:style-name="P9">PLAN</text:p>
          </table:table-cell>
          <table:table-cell table:style-name="Tableau1.C80" office:value-type="string">
            <text:p text:style-name="P9">V</text:p>
          </table:table-cell>
          <table:table-cell table:style-name="Tableau1.D80" office:value-type="string">
            <text:p text:style-name="P9">SE</text:p>
          </table:table-cell>
          <table:table-cell table:style-name="Tableau1.E80" office:value-type="string">
            <text:p text:style-name="P9">0</text:p>
          </table:table-cell>
          <table:table-cell table:style-name="Tableau1.F80" office:value-type="string">
            <text:p text:style-name="P9">volume, son, plus fort, moins fort</text:p>
          </table:table-cell>
          <table:table-cell table:style-name="Tableau1.G80" office:value-type="string">
            <text:p text:style-name="Standard"/>
          </table:table-cell>
          <table:table-cell table:style-name="Tableau1.H80" office:value-type="string">
            <text:p text:style-name="P9">Voice</text:p>
          </table:table-cell>
          <table:table-cell table:style-name="Tableau1.I80" office:value-type="string">
            <text:p text:style-name="P9">vol</text:p>
          </table:table-cell>
          <table:table-cell table:style-name="Tableau1.J80" office:value-type="string">
            <text:p text:style-name="P9">*</text:p>
          </table:table-cell>
          <table:table-cell table:style-name="Tableau1.K80" office:value-type="string">
            <text:p text:style-name="P9">[calculé]</text:p>
          </table:table-cell>
          <table:table-cell table:style-name="Tableau1.L80" office:value-type="string">
            <text:p text:style-name="P9">Je règle le volume.</text:p>
          </table:table-cell>
          <table:table-cell table:style-name="Tableau1.M80" office:value-type="string">
            <text:p text:style-name="P11">Pro</text:p>
          </table:table-cell>
          <table:table-cell table:style-name="Tableau1.N80" office:value-type="string">
            <text:p text:style-name="P9">Handler traduit adverbes (fort→80, doux→30) en valeur 0-100. V2. ⚠ Non implémenté dans rz_stt_manager.sh v2.0.</text:p>
          </table:table-cell>
        </table:table-row>
        <table:table-row table:style-name="Tableau1.1">
          <table:table-cell table:style-name="Tableau1.A81" office:value-type="string">
            <text:p text:style-name="P9">VOICE_SAY_ID</text:p>
          </table:table-cell>
          <table:table-cell table:style-name="Tableau1.B81" office:value-type="string">
            <text:p text:style-name="P9">LOCAL</text:p>
          </table:table-cell>
          <table:table-cell table:style-name="Tableau1.C81" office:value-type="string">
            <text:p text:style-name="P9">I</text:p>
          </table:table-cell>
          <table:table-cell table:style-name="Tableau1.D81" office:value-type="string">
            <text:p text:style-name="P9">SE</text:p>
          </table:table-cell>
          <table:table-cell table:style-name="Tableau1.E81" office:value-type="string">
            <text:p text:style-name="P9">0</text:p>
          </table:table-cell>
          <table:table-cell table:style-name="Tableau1.F81" office:value-type="string">
            <text:p text:style-name="P9">qui es-tu, identité, ton nom</text:p>
          </table:table-cell>
          <table:table-cell table:style-name="Tableau1.G81" office:value-type="string">
            <text:p text:style-name="Standard"/>
          </table:table-cell>
          <table:table-cell table:style-name="Tableau1.H81" office:value-type="string">
            <text:p text:style-name="P9">Sys</text:p>
          </table:table-cell>
          <table:table-cell table:style-name="Tableau1.I81" office:value-type="string">
            <text:p text:style-name="P9">modeSys</text:p>
          </table:table-cell>
          <table:table-cell table:style-name="Tableau1.J81" office:value-type="string">
            <text:p text:style-name="P9">*</text:p>
          </table:table-cell>
          <table:table-cell table:style-name="Tableau1.K81" office:value-type="string">
            <text:p text:style-name="P9">?</text:p>
          </table:table-cell>
          <table:table-cell table:style-name="Tableau1.L81" office:value-type="string">
            <text:p text:style-name="P9">Je suis RZ, ton robot compagnon.</text:p>
          </table:table-cell>
          <table:table-cell table:style-name="Tableau1.M81" office:value-type="string">
            <text:p text:style-name="P11">Pro</text:p>
          </table:table-cell>
          <table:table-cell table:style-name="Tableau1.N81" office:value-type="string">
            <text:p text:style-name="P9">Identité fixe. Peut être personnalisée. V2.</text:p>
          </table:table-cell>
        </table:table-row>
        <table:table-row table:style-name="Tableau1.1">
          <table:table-cell table:style-name="Tableau1.A82" table:number-columns-spanned="14" office:value-type="string">
            <text:p text:style-name="P8">■ MACROS — enchaînements de commandes (COMPLEX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83" office:value-type="string">
            <text:p text:style-name="P9">MACRO_PAUSE</text:p>
          </table:table-cell>
          <table:table-cell table:style-name="Tableau1.B83" office:value-type="string">
            <text:p text:style-name="P9">COMPLEXE</text:p>
          </table:table-cell>
          <table:table-cell table:style-name="Tableau1.C83" office:value-type="string">
            <text:p text:style-name="P9">V</text:p>
          </table:table-cell>
          <table:table-cell table:style-name="Tableau1.D83" office:value-type="string">
            <text:p text:style-name="P9">A</text:p>
          </table:table-cell>
          <table:table-cell table:style-name="Tableau1.E83" office:value-type="string">
            <text:p text:style-name="P9">0</text:p>
          </table:table-cell>
          <table:table-cell table:style-name="Tableau1.F83" office:value-type="string">
            <text:p text:style-name="P9">pause, fais une pause</text:p>
          </table:table-cell>
          <table:table-cell table:style-name="Tableau1.G83" office:value-type="string">
            <text:p text:style-name="P9">MTR_STOP, LRING_NEUTRAL</text:p>
          </table:table-cell>
          <table:table-cell table:style-name="Tableau1.H83" office:value-type="string">
            <text:p text:style-name="P9">-</text:p>
          </table:table-cell>
          <table:table-cell table:style-name="Tableau1.I83" office:value-type="string">
            <text:p text:style-name="P9">-</text:p>
          </table:table-cell>
          <table:table-cell table:style-name="Tableau1.J83" office:value-type="string">
            <text:p text:style-name="P9">-</text:p>
          </table:table-cell>
          <table:table-cell table:style-name="Tableau1.K83" office:value-type="string">
            <text:p text:style-name="P9">-</text:p>
          </table:table-cell>
          <table:table-cell table:style-name="Tableau1.L83" office:value-type="string">
            <text:p text:style-name="P9">Je marque une pause.</text:p>
          </table:table-cell>
          <table:table-cell table:style-name="Tableau1.M83" office:value-type="string">
            <text:p text:style-name="P10">OK</text:p>
          </table:table-cell>
          <table:table-cell table:style-name="Tableau1.N83" office:value-type="string">
            <text:p text:style-name="P9">Enchaîne arrêt moteur + expression neutre.</text:p>
          </table:table-cell>
        </table:table-row>
        <table:table-row table:style-name="Tableau1.1">
          <table:table-cell table:style-name="Tableau1.A84" office:value-type="string">
            <text:p text:style-name="P9">MACRO_HELLO</text:p>
          </table:table-cell>
          <table:table-cell table:style-name="Tableau1.B84" office:value-type="string">
            <text:p text:style-name="P9">COMPLEXE</text:p>
          </table:table-cell>
          <table:table-cell table:style-name="Tableau1.C84" office:value-type="string">
            <text:p text:style-name="P9">V</text:p>
          </table:table-cell>
          <table:table-cell table:style-name="Tableau1.D84" office:value-type="string">
            <text:p text:style-name="P9">SE</text:p>
          </table:table-cell>
          <table:table-cell table:style-name="Tableau1.E84" office:value-type="string">
            <text:p text:style-name="P9">0</text:p>
          </table:table-cell>
          <table:table-cell table:style-name="Tableau1.F84" office:value-type="string">
            <text:p text:style-name="P9">bonjour, salut, coucou, dis bonjour</text:p>
          </table:table-cell>
          <table:table-cell table:style-name="Tableau1.G84" office:value-type="string">
            <text:p text:style-name="P9">LRING_SMILE, EXPR_SMILE</text:p>
          </table:table-cell>
          <table:table-cell table:style-name="Tableau1.H84" office:value-type="string">
            <text:p text:style-name="P9">-</text:p>
          </table:table-cell>
          <table:table-cell table:style-name="Tableau1.I84" office:value-type="string">
            <text:p text:style-name="P9">-</text:p>
          </table:table-cell>
          <table:table-cell table:style-name="Tableau1.J84" office:value-type="string">
            <text:p text:style-name="P9">-</text:p>
          </table:table-cell>
          <table:table-cell table:style-name="Tableau1.K84" office:value-type="string">
            <text:p text:style-name="P9">-</text:p>
          </table:table-cell>
          <table:table-cell table:style-name="Tableau1.L84" office:value-type="string">
            <text:p text:style-name="P9">Bonjour !</text:p>
          </table:table-cell>
          <table:table-cell table:style-name="Tableau1.M84" office:value-type="string">
            <text:p text:style-name="P10">OK</text:p>
          </table:table-cell>
          <table:table-cell table:style-name="Tableau1.N84" office:value-type="string">
            <text:p text:style-name="P9">Corrigé : dest=SE (mixte SE+A via fils). moteurActif=0. Séquence accueil visuelle.</text:p>
          </table:table-cell>
        </table:table-row>
        <table:table-row table:style-name="Tableau1.1">
          <table:table-cell table:style-name="Tableau1.A85" office:value-type="string">
            <text:p text:style-name="P9">MACRO_SLEEP</text:p>
          </table:table-cell>
          <table:table-cell table:style-name="Tableau1.B85" office:value-type="string">
            <text:p text:style-name="P9">COMPLEXE</text:p>
          </table:table-cell>
          <table:table-cell table:style-name="Tableau1.C85" office:value-type="string">
            <text:p text:style-name="P9">V</text:p>
          </table:table-cell>
          <table:table-cell table:style-name="Tableau1.D85" office:value-type="string">
            <text:p text:style-name="P9">SE</text:p>
          </table:table-cell>
          <table:table-cell table:style-name="Tableau1.E85" office:value-type="string">
            <text:p text:style-name="P9">0</text:p>
          </table:table-cell>
          <table:table-cell table:style-name="Tableau1.F85" office:value-type="string">
            <text:p text:style-name="P9">dors, va dormir, mode nuit</text:p>
          </table:table-cell>
          <table:table-cell table:style-name="Tableau1.G85" office:value-type="string">
            <text:p text:style-name="P9">MTR_STOP, LRING_OFF, CFG_VEILLE</text:p>
          </table:table-cell>
          <table:table-cell table:style-name="Tableau1.H85" office:value-type="string">
            <text:p text:style-name="P9">-</text:p>
          </table:table-cell>
          <table:table-cell table:style-name="Tableau1.I85" office:value-type="string">
            <text:p text:style-name="P9">-</text:p>
          </table:table-cell>
          <table:table-cell table:style-name="Tableau1.J85" office:value-type="string">
            <text:p text:style-name="P9">-</text:p>
          </table:table-cell>
          <table:table-cell table:style-name="Tableau1.K85" office:value-type="string">
            <text:p text:style-name="P9">-</text:p>
          </table:table-cell>
          <table:table-cell table:style-name="Tableau1.L85" office:value-type="string">
            <text:p text:style-name="P9">Bonne nuit.</text:p>
          </table:table-cell>
          <table:table-cell table:style-name="Tableau1.M85" office:value-type="string">
            <text:p text:style-name="P10">OK</text:p>
          </table:table-cell>
          <table:table-cell table:style-name="Tableau1.N85" office:value-type="string">
            <text:p text:style-name="P9">Arrêt + extinction LEDs + passage en veille.</text:p>
          </table:table-cell>
        </table:table-row>
        <table:table-row table:style-name="Tableau1.1">
          <table:table-cell table:style-name="Tableau1.A86" office:value-type="string">
            <text:p text:style-name="P9">MACRO_WAKE</text:p>
          </table:table-cell>
          <table:table-cell table:style-name="Tableau1.B86" office:value-type="string">
            <text:p text:style-name="P9">COMPLEXE</text:p>
          </table:table-cell>
          <table:table-cell table:style-name="Tableau1.C86" office:value-type="string">
            <text:p text:style-name="P9">V</text:p>
          </table:table-cell>
          <table:table-cell table:style-name="Tableau1.D86" office:value-type="string">
            <text:p text:style-name="P9">SE</text:p>
          </table:table-cell>
          <table:table-cell table:style-name="Tableau1.E86" office:value-type="string">
            <text:p text:style-name="P9">0</text:p>
          </table:table-cell>
          <table:table-cell table:style-name="Tableau1.F86" office:value-type="string">
            <text:p text:style-name="P9">réveille-toi, debout, active-toi</text:p>
          </table:table-cell>
          <table:table-cell table:style-name="Tableau1.G86" office:value-type="string">
            <text:p text:style-name="P9">CFG_DEPLACEMENT, LRING_ON, <text:soft-page-break/>LRING_SMILE</text:p>
          </table:table-cell>
          <table:table-cell table:style-name="Tableau1.H86" office:value-type="string">
            <text:p text:style-name="P9">-</text:p>
          </table:table-cell>
          <table:table-cell table:style-name="Tableau1.I86" office:value-type="string">
            <text:p text:style-name="P9">-</text:p>
          </table:table-cell>
          <table:table-cell table:style-name="Tableau1.J86" office:value-type="string">
            <text:p text:style-name="P9">-</text:p>
          </table:table-cell>
          <table:table-cell table:style-name="Tableau1.K86" office:value-type="string">
            <text:p text:style-name="P9">-</text:p>
          </table:table-cell>
          <table:table-cell table:style-name="Tableau1.L86" office:value-type="string">
            <text:p text:style-name="P9">Je me réveille !</text:p>
          </table:table-cell>
          <table:table-cell table:style-name="Tableau1.M86" office:value-type="string">
            <text:p text:style-name="P10">OK</text:p>
          </table:table-cell>
          <table:table-cell table:style-name="Tableau1.N86" office:value-type="string">
            <text:p text:style-name="P9">Activation mode déplacement + LEDs + expression.</text:p>
          </table:table-cell>
        </table:table-row>
      </table:table>
      <text:p text:style-name="P12">Légende — Table D — Règles de remplissage</text:p>
      <text:p text:style-name="P13">Projet RZ — Avril 2026 — Vincent Philippe</text:p>
      <text:p text:style-name="P4"/>
      <table:table table:name="Tableau2" table:style-name="Tableau2">
        <table:table-column table:style-name="Tableau2.A"/>
        <table:table-column table:style-name="Tableau2.B"/>
        <table:table-header-rows>
          <table:table-row table:style-name="Tableau2.1">
            <table:table-cell table:style-name="Tableau2.A1" office:value-type="string">
              <text:p text:style-name="P7">Champ</text:p>
            </table:table-cell>
            <table:table-cell table:style-name="Tableau2.A1" office:value-type="string">
              <text:p text:style-name="P7">Signification &amp; règles de remplissage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P14">ID</text:p>
          </table:table-cell>
          <table:table-cell table:style-name="Tableau2.B2" office:value-type="string">
            <text:p text:style-name="P15">Identifiant unique de la commande. Convention : SECTION_ACTION (ex: MTR_FORWARD, CAM_SNAP). Majuscules, underscores. Référencé dans ID_fils pour les macros.</text:p>
          </table:table-cell>
        </table:table-row>
        <table:table-row table:style-name="Tableau2.1">
          <table:table-cell table:style-name="Tableau2.A3" office:value-type="string">
            <text:p text:style-name="P14">Traitement</text:p>
          </table:table-cell>
          <table:table-cell table:style-name="Tableau2.B3" office:value-type="string">
            <text:p text:style-name="P15">Mode de traitement par rz_stt_handler.sh :</text:p>
            <text:p text:style-name="P15">• SIMPLE : une seule trame VPIV construite directement depuis VAR/PROP/INST/VALEUR.</text:p>
            <text:p text:style-name="P15">• PLAN : valeur extraite dynamiquement du discours (nombre, angle, distance). VALEUR=[calculé].</text:p>
            <text:p text:style-name="P15">• COMPLEXE : macro — appels successifs des commandes listées dans ID_fils (pas de VPIV direct).</text:p>
            <text:p text:style-name="P15">• LOCAL : traitement interne SE uniquement — pas de VPIV envoyé. Réponse TTS directe depuis global.json.</text:p>
          </table:table-cell>
        </table:table-row>
        <table:table-row table:style-name="Tableau2.1">
          <table:table-cell table:style-name="Tableau2.A4" office:value-type="string">
            <text:p text:style-name="P14">CAT</text:p>
          </table:table-cell>
          <table:table-cell table:style-name="Tableau2.B4" office:value-type="string">
            <text:p text:style-name="P15">Catégorie du message VPIV généré :</text:p>
            <text:p text:style-name="P15">• V = Consigne — ordre à exécuter (le plus courant).</text:p>
            <text:p text:style-name="P15">• I = Information — lecture d'un état (commandes LOCAL).</text:p>
            <text:p text:style-name="P15">• A = Application — intention encapsulée dans STT:intent (toutes les commandes passent par cette encapsulation).</text:p>
            <text:p text:style-name="P15">• E = Événement — urgence ou déclencheur ponctuel.</text:p>
            <text:p text:style-name="P15">Note : toutes les commandes non-LOCAL sont encapsulées dans $A:STT:intent:*:{CAT:VAR:PROP:INST:VAL}# avant envoi vers SP.</text:p>
          </table:table-cell>
        </table:table-row>
        <table:table-row table:style-name="Tableau2.1">
          <table:table-cell table:style-name="Tableau2.A5" office:value-type="string">
            <text:p text:style-name="P14">Destinataire</text:p>
          </table:table-cell>
          <table:table-cell table:style-name="Tableau2.B5" office:value-type="string">
            <text:p text:style-name="P15">Composant cible du VPIV interne :</text:p>
            <text:p text:style-name="P15">• A = Arduino Mega (firmware C++)</text:p>
            <text:p text:style-name="P15">• SE = Smartphone Embarqué (scripts Termux/Python)</text:p>
            <text:p text:style-name="P15">• P = SP Node-RED (rare, ex: acquittement)</text:p>
            <text:p text:style-name="P15">Pour les macros COMPLEXE, le destinataire est celui de la commande la plus contraignante.</text:p>
          </table:table-cell>
        </table:table-row>
        <table:table-row table:style-name="Tableau2.1">
          <table:table-cell table:style-name="Tableau2.A6" office:value-type="string">
            <text:p text:style-name="P14">moteurActif</text:p>
          </table:table-cell>
          <table:table-cell table:style-name="Tableau2.B6" office:value-type="string">
            <text:p text:style-name="P15">0 = commande sans déplacement — autorisée même si les moteurs sont actifs.</text:p>
            <text:p text:style-name="P15">1 = commande impliquant un mouvement moteur — bloquée si typePtge=4 (mode laisse) sauf si STOP.</text:p>
          </table:table-cell>
        </table:table-row>
        <table:table-row table:style-name="Tableau2.1">
          <table:table-cell table:style-name="Tableau2.A7" office:value-type="string">
            <text:p text:style-name="P14">Alias</text:p>
          </table:table-cell>
          <table:table-cell table:style-name="Tableau2.B7" office:value-type="string">
            <text:p text:style-name="P15">Mots-clés et expressions reconnues par PocketSphinx. Séparateur virgule. Chaque alias est une phrase complète ou un mot-clé. Tous les mots doivent être présents dans fr.dict (généré par rz_build_dict.py). À alimenter avec des variantes naturelles.</text:p>
          </table:table-cell>
        </table:table-row>
        <table:table-row table:style-name="Tableau2.1">
          <table:table-cell table:style-name="Tableau2.A8" office:value-type="string">
            <text:p text:style-name="P14">ID_fils</text:p>
          </table:table-cell>
          <table:table-cell table:style-name="Tableau2.B8" office:value-type="string">
            <text:p text:style-name="P15">Pour les commandes COMPLEXE uniquement. Liste des ID à exécuter séquentiellement, séparés par des virgules. Chaque fils est traité comme SIMPLE par <text:soft-page-break/>process_simple(). Délai inter-commandes : 200ms.</text:p>
          </table:table-cell>
        </table:table-row>
        <table:table-row table:style-name="Tableau2.1">
          <table:table-cell table:style-name="Tableau2.A9" office:value-type="string">
            <text:p text:style-name="P14">VAR</text:p>
          </table:table-cell>
          <table:table-cell table:style-name="Tableau2.B9" office:value-type="string">
            <text:p text:style-name="P15">Variable VPIV (module concerné). Doit correspondre exactement à la Table A. Ex: Mtr, CamSE, Lring, CfgS. Vide pour les macros COMPLEXE (--).</text:p>
          </table:table-cell>
        </table:table-row>
        <table:table-row table:style-name="Tableau2.1">
          <table:table-cell table:style-name="Tableau2.A10" office:value-type="string">
            <text:p text:style-name="P14">PROP</text:p>
          </table:table-cell>
          <table:table-cell table:style-name="Tableau2.B10" office:value-type="string">
            <text:p text:style-name="P15">Propriété VPIV. Doit correspondre exactement à la Table A. Les commandes événements ponctuels s'écrivent (reset), (clear) avec parenthèses si présentes dans Table A. Vide pour COMPLEXE (--).</text:p>
          </table:table-cell>
        </table:table-row>
        <table:table-row table:style-name="Tableau2.1">
          <table:table-cell table:style-name="Tableau2.A11" office:value-type="string">
            <text:p text:style-name="P14">INSTANCE</text:p>
          </table:table-cell>
          <table:table-cell table:style-name="Tableau2.B11" office:value-type="string">
            <text:p text:style-name="P15">Instance cible. * = toutes/unique. Valeurs spécifiques : rear, front (caméra), THB, TGD (servos), SE (smartphone), A (arduino). Vide pour COMPLEXE (--).</text:p>
          </table:table-cell>
        </table:table-row>
        <table:table-row table:style-name="Tableau2.1">
          <table:table-cell table:style-name="Tableau2.A12" office:value-type="string">
            <text:p text:style-name="P14">VALEUR</text:p>
          </table:table-cell>
          <table:table-cell table:style-name="Tableau2.B12" office:value-type="string">
            <text:p text:style-name="P15">Valeur de la trame VPIV :</text:p>
            <text:p text:style-name="P15">• Fixe : valeur directement inscrite (ex: 50,0,2 pour Mtr:cmd).</text:p>
            <text:p text:style-name="P15">• [calculé] : pour les PLAN, valeur extraite du discours par le handler.</text:p>
            <text:p text:style-name="P15">• ? : pour les LOCAL, valeur lue dans global.json.</text:p>
            <text:p text:style-name="P15">• - : pour les COMPLEXE.</text:p>
            <text:p text:style-name="P15">Format Mtr:cmd → vitesse,angle,accélération (3 entiers, ex: 50,0,2).</text:p>
          </table:table-cell>
        </table:table-row>
        <table:table-row table:style-name="Tableau2.1">
          <table:table-cell table:style-name="Tableau2.A13" office:value-type="string">
            <text:p text:style-name="P14">Alias-TTS</text:p>
          </table:table-cell>
          <table:table-cell table:style-name="Tableau2.B13" office:value-type="string">
            <text:p text:style-name="P15">Phrases de réponse vocale (feedback). Séparateur | entre les variantes. Le handler choisit aléatoirement une variante à chaque exécution. Vide = pas de retour vocal. Garder court (1 phrase max) pour la fluidité.</text:p>
          </table:table-cell>
        </table:table-row>
        <table:table-row table:style-name="Tableau2.1">
          <table:table-cell table:style-name="Tableau2.A14" office:value-type="string">
            <text:p text:style-name="P14">Statut</text:p>
          </table:table-cell>
          <table:table-cell table:style-name="Tableau2.B14" office:value-type="string">
            <text:p text:style-name="P16"><text:span text:style-name="T2">État de la commande :</text:span></text:p>
            <text:p text:style-name="P15">• OK = Implémenté, testé, cohérent avec Table A.</text:p>
            <text:p text:style-name="P15">• Pro = Proposé ou partiel — fonctionnel mais à valider / étoffer (issu de V2 ou non encore testé).</text:p>
            <text:p text:style-name="P15">• ⛔ = Problème détecté — ne pas utiliser avant correction.</text:p>
          </table:table-cell>
        </table:table-row>
        <table:table-row table:style-name="Tableau2.1">
          <table:table-cell table:style-name="Tableau2.A15" office:value-type="string">
            <text:p text:style-name="P14">Note Technique</text:p>
          </table:table-cell>
          <table:table-cell table:style-name="Tableau2.B15" office:value-type="string">
            <text:p text:style-name="P15">Remarques de développement : précisions sur le format de valeur, contraintes d'usage, historique de correction, dépendances. Lecture développeur uniquement.</text:p>
          </table:table-cell>
        </table:table-row>
      </table:table>
      <text:p text:style-name="P17">⚠ La Table D est générée depuis ce fichier source via rz_build_system.py → stt_catalog.json. Toute modification doit être répercutée dans le fichier CSV sour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Arial2" style:font-size-asian="10pt" style:language-asian="zh" style:country-asian="CN" style:font-name-complex="Arial2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fr" fo:country="FR" style:letter-kerning="fals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423cm" fo:margin-bottom="0.212cm" style:contextual-spacing="false"/>
      <style:text-properties fo:color="#1f4e79" loext:opacity="100%"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318cm" fo:margin-bottom="0.141cm" style:contextual-spacing="false"/>
      <style:text-properties fo:color="#2e75b6" loext:opacity="100%"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meta:editing-cycles>2</meta:editing-cycles>
    <meta:creation-date>2026-04-22T08:32:47.789000000</meta:creation-date>
    <dc:date>2026-04-22T12:19:03.462829500</dc:date>
    <meta:generator>LibreOffice/26.2.0.3$Windows_X86_64 LibreOffice_project/620$Build-3</meta:generator>
    <meta:editing-duration>PT3M31S</meta:editing-duration>
    <meta:document-statistic meta:table-count="2" meta:image-count="0" meta:object-count="0" meta:page-count="8" meta:paragraph-count="982" meta:word-count="2432" meta:character-count="14050" meta:non-whitespace-character-count="12572"/>
  </office:meta>
</office:document-meta>
</file>